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1a02c" officeooo:paragraph-rsid="0001a02c" style:font-size-asian="10pt" style:font-size-complex="10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01a02c" officeooo:paragraph-rsid="0001a02c" style:font-size-asian="10pt" style:font-size-complex="10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1a02c" style:font-size-asian="10pt" style:font-size-complex="10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fo:orphans="0" fo:widows="0"/>
      <style:text-properties style:font-name="Liberation Sans Narrow" fo:font-size="11pt" style:font-size-asian="11pt" style:font-size-complex="11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01a02c" style:font-size-asian="12pt" style:font-size-complex="12pt"/>
    </style:style>
    <style:style style:name="P7"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8" style:family="paragraph" style:parent-style-name="caption">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9"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fo:hyphenate="true" fo:hyphenation-remain-char-count="2" fo:hyphenation-push-char-count="2"/>
    </style:style>
    <style:style style:name="P10"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1" style:family="paragraph" style:parent-style-name="Standard">
      <style:paragraph-properties fo:line-height="100%" fo:text-align="justify" style:justify-single-word="false"/>
      <style:text-properties style:font-name="Liberation Sans Narrow" fo:font-size="11pt" style:font-size-asian="11pt" style:font-size-complex="11pt"/>
    </style:style>
    <style:style style:name="P12"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bold" officeooo:paragraph-rsid="0001a02c" style:font-size-asian="11pt" style:font-weight-asian="bold" style:font-size-complex="11pt"/>
    </style:style>
    <style:style style:name="P13"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01a02c" style:font-size-asian="12pt" style:font-size-complex="12pt"/>
    </style:style>
    <style:style style:name="P14"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bold" officeooo:paragraph-rsid="0001a02c" style:font-size-asian="11pt" style:font-weight-asian="bold" style:font-size-complex="11pt"/>
    </style:style>
    <style:style style:name="P15" style:family="paragraph" style:parent-style-name="Standard" style:master-page-name="">
      <style:paragraph-properties fo:margin-left="0in" fo:margin-right="0in" fo:margin-top="0in" fo:margin-bottom="0in" loext:contextual-spacing="true" fo:line-height="100%" fo:text-align="justify" style:justify-single-word="false" fo:hyphenation-ladder-count="no-limit" fo:text-indent="0in" style:auto-text-indent="false" style:page-number="auto" style:writing-mode="lr-tb"/>
      <style:text-properties fo:color="#000000"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fo:color="#000000" style:font-name="Liberation Sans Narrow" fo:font-size="11pt" style:font-size-asian="11pt" style:font-size-complex="11pt" fo:hyphenate="true" fo:hyphenation-remain-char-count="2" fo:hyphenation-push-char-count="2"/>
    </style:style>
    <style:style style:name="P17" style:family="paragraph" style:parent-style-name="List_20_Paragraph" style:list-style-name="WWNum1">
      <style:paragraph-properties fo:margin-left="0.25in" fo:margin-right="0in" fo:line-height="100%" fo:text-align="justify" style:justify-single-word="false" fo:orphans="0" fo:widows="0" fo:text-indent="-0.25in" style:auto-text-indent="false"/>
      <style:text-properties style:font-name="Liberation Sans Narrow" fo:font-size="11pt" style:font-size-asian="11pt" style:font-size-complex="11pt"/>
    </style:style>
    <style:style style:name="P18" style:family="paragraph" style:parent-style-name="Heading_20_1">
      <style:paragraph-properties fo:text-align="center" style:justify-single-word="false"/>
      <style:text-properties style:font-name="FreeSans" fo:font-size="18pt" style:font-size-asian="18pt" style:font-size-complex="18pt"/>
    </style:style>
    <style:style style:name="T1" style:family="text">
      <style:text-properties style:text-position="super 58%"/>
    </style:style>
    <style:style style:name="T2" style:family="text">
      <style:text-properties style:text-position="super 58%" fo:language="es" fo:country="PY"/>
    </style:style>
    <style:style style:name="T3" style:family="text">
      <style:text-properties fo:color="#000000"/>
    </style:style>
    <style:style style:name="T4" style:family="text">
      <style:text-properties fo:color="#000000" style:font-name="Liberation Sans Narrow" fo:font-size="11pt" style:font-size-asian="11pt" style:font-size-complex="11pt"/>
    </style:style>
    <style:style style:name="T5" style:family="text">
      <style:text-properties fo:color="#000000" style:font-name="Liberation Sans Narrow" fo:font-size="11pt" fo:font-weight="bold" style:font-size-asian="11pt" style:font-weight-asian="bold" style:font-size-complex="11pt"/>
    </style:style>
    <style:style style:name="T6" style:family="text">
      <style:text-properties fo:color="#000000" style:font-name="Liberation Sans Narrow" fo:font-size="11pt" fo:font-style="italic" style:font-size-asian="11pt" style:font-style-asian="italic" style:font-size-complex="11pt"/>
    </style:style>
    <style:style style:name="T7" style:family="text">
      <style:text-properties fo:font-weight="bold" style:font-weight-asian="bold"/>
    </style:style>
    <style:style style:name="T8" style:family="text">
      <style:text-properties fo:language="es" fo:country="PY"/>
    </style:style>
    <style:style style:name="T9" style:family="text">
      <style:text-properties style:font-name-asian="Symbol" style:font-name-complex="Symbol"/>
    </style:style>
    <style:style style:name="T10" style:family="text">
      <style:text-properties fo:font-weight="normal" style:font-weight-asian="normal"/>
    </style:style>
    <style:style style:name="T11" style:family="text">
      <style:text-properties officeooo:rsid="0001a02c"/>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Michael C. Haffner</text:span><text:span text:style-name="T2">1</text:span></text:p>
      <text:p text:style-name="P6"><text:span text:style-name="T8">Nilda Gonzalez-Roibon</text:span><text:span text:style-name="T2">2</text:span></text:p>
      <text:p text:style-name="P3"><text:span text:style-name="T1">1</text:span>Sidney Kimmel Comprehensive Cancer Center,</text:p>
      <text:p text:style-name="P3"><text:span text:style-name="T1">2</text:span>Department of Pathology,</text:p>
      <text:p text:style-name="P3">Johns Hopkins University,</text:p>
      <text:p text:style-name="P3">Baltimore, MD</text:p>
      <text:p text:style-name="P2"/>
      <text:p text:style-name="P4"/>
      <text:h text:style-name="P18" text:outline-level="1">Curing <text:span text:style-name="T11">t</text:span>esticular <text:span text:style-name="T11">c</text:span>ancer: Just a <text:span text:style-name="T11">m</text:span>atter of <text:span text:style-name="T11">b</text:span>reaks?</text:h>
      <text:p text:style-name="P14"/>
      <text:p text:style-name="P12"/>
      <text:section text:style-name="Sect1" text:name="Section1">
        <text:p text:style-name="P15">Almost all solid tumors in adults are incurable once they have spread beyond the primary site. Testicular germ cell tumors (TGCT) represent one of the few exceptions, in which more than 70% of patients with extensive metastatic disease can be cured with chemotherapy. The case of Lance Armstrong, who was diagnosed with an extensive metastatic testicular tumor, treated by surgery and chemotherapy and cured from his cancer, went on to win the Tour de France 7 times. This case clearly highlights one of the major successes of modern oncology, but also raises the question why such success stories are very common in TGCT but rarely seen in other solid tumors. In this essay we would like to address this question by proposing that TGCT cells show major differences in their response to DNA damage as compared to carcinomas. This inadequate DNA damage response (DDR) paired with a low threshold to undergo apoptosis could explain the high chemosensitivity and the success of systemic chemotherapy in TGCT.</text:p>
        <text:p text:style-name="P9"><text:span text:style-name="T4">Over the past four decades major advances have been made in our understanding of cancer cell biology and this has resulted in a wide range of anticancer drugs beginning with the development of antimetabolites such as methotrexat and nucleoside analogues, followed by DNA targeting drugs like cisplatin and more recently very rationally-designed therapeutic approaches that exploit specific vulnerabilities in the cancer cells such as mutated kinases </text:span><field:fieldmark-start text:name="__Fieldmark__60_2961426810" field:type="ADDIN EN.CITE &lt;EndNote&gt;&lt;Cite ExcludeYear=&quot;1&quot;&gt;&lt;Author&gt;Haber&lt;/Author&gt;&lt;RecNum&gt;1&lt;/RecNum&gt;&lt;DisplayText&gt;[1]&lt;/DisplayText&gt;&lt;record&gt;&lt;source-app name=&quot;EndNote&quot; version=&quot;14.0&quot;&gt;EndNote&lt;/source-app&gt;&lt;rec-number&gt;1&lt;/rec-number&gt;&lt;ref-type name=&quot;Journal Article&quot;&gt;17&lt;/ref-type&gt;&lt;contributors&gt;&lt;authors&gt;&lt;author&gt;&lt;style face=&quot;normal&quot; font=&quot;default&quot; size=&quot;100%&quot;&gt;Haber, D. A.&lt;/style&gt;&lt;/author&gt;&lt;author&gt;&lt;style face=&quot;normal&quot; font=&quot;default&quot; size=&quot;100%&quot;&gt;Gray, N. S.&lt;/style&gt;&lt;/author&gt;&lt;author&gt;&lt;style face=&quot;normal&quot; font=&quot;default&quot; size=&quot;100%&quot;&gt;Baselga, J.&lt;/style&gt;&lt;/author&gt;&lt;/authors&gt;&lt;/contributors&gt;&lt;auth-address&gt;&lt;style face=&quot;normal&quot; font=&quot;default&quot; size=&quot;100%&quot;&gt;Massachusetts General Hospital Cancer Center, Harvard Medical School, Charlestown, MA 02129, USA. haber@helix.mgh.harvard.edu&lt;/style&gt;&lt;/auth-address&gt;&lt;titles&gt;&lt;title&gt;&lt;style face=&quot;normal&quot; font=&quot;default&quot; size=&quot;100%&quot;&gt;The evolving war on cancer&lt;/style&gt;&lt;/title&gt;&lt;secondary-title&gt;&lt;style face=&quot;normal&quot; font=&quot;default&quot; size=&quot;100%&quot;&gt;Cell&lt;/style&gt;&lt;/secondary-title&gt;&lt;/titles&gt;&lt;pages&gt;&lt;style face=&quot;normal&quot; font=&quot;default&quot; size=&quot;100%&quot;&gt;19-24&lt;/style&gt;&lt;/pages&gt;&lt;volume&gt;&lt;style face=&quot;normal&quot; font=&quot;default&quot; size=&quot;100%&quot;&gt;145&lt;/style&gt;&lt;/volume&gt;&lt;number&gt;&lt;style face=&quot;normal&quot; font=&quot;default&quot; size=&quot;100%&quot;&gt;1&lt;/style&gt;&lt;/number&gt;&lt;dates&gt;&lt;pub-dates&gt;&lt;date&gt;&lt;style face=&quot;normal&quot; font=&quot;default&quot; size=&quot;100%&quot;&gt;Apr 1&lt;/style&gt;&lt;/date&gt;&lt;/pub-dates&gt;&lt;/dates&gt;&lt;accession-num&gt;&lt;style face=&quot;normal&quot; font=&quot;default&quot; size=&quot;100%&quot;&gt;21458664&lt;/style&gt;&lt;/accession-num&gt;&lt;urls&gt;&lt;related-urls&gt;&lt;url&gt;&lt;style face=&quot;normal&quot; font=&quot;default&quot; size=&quot;100%&quot;&gt;http://www.ncbi.nlm.nih.gov/entrez/query.fcgi?cmd=Retrieve&amp;amp;db=PubMed&amp;amp;dopt=Citation&amp;amp;list_uids=21458664&lt;/style&gt;&lt;/url&gt;&lt;/related-urls&gt;&lt;/urls&gt;&lt;/record&gt;&lt;/Cite&gt;&lt;/EndNote&gt;"/><text:span text:style-name="T4">[1]</text:span><field:fieldmark-end/><text:span text:style-name="T4">. Unfortunately, however, despite frequent initial therapy responses, curative treatment through systemic chemotherapy is rarely observed in the majority of metastatic tumors. TGCT are one exception to this dismal rule, since chemotherapy even in advanced stages of the disease is routinely curative. </text:span></text:p>
        <text:p text:style-name="P9"><text:span text:style-name="T4">Overall TGCT are relatively uncommon and make up only 1% of male malignancies. The disease mainly affects young men between 15 and 45 of age and represents the most common malignancy in this age group. Histologically, germ cell tumors can be divided into two major subgroups: pure seminomas and a collective group of non-seminomatous germ cell tumors that include embryonal carcinoma, yolk sac tumor and choriocarcinoma, among others </text:span><field:fieldmark-start text:name="__Fieldmark__71_2961426810" field:type="ADDIN EN.CITE &lt;EndNote&gt;&lt;Cite&gt;&lt;Author&gt;Horwich&lt;/Author&gt;&lt;Year&gt;2006&lt;/Year&gt;&lt;RecNum&gt;6&lt;/RecNum&gt;&lt;DisplayText&gt;[2]&lt;/DisplayText&gt;&lt;record&gt;&lt;source-app name=&quot;EndNote&quot; version=&quot;14.0&quot;&gt;EndNote&lt;/source-app&gt;&lt;rec-number&gt;6&lt;/rec-number&gt;&lt;ref-type name=&quot;Journal Article&quot;&gt;17&lt;/ref-type&gt;&lt;contributors&gt;&lt;authors&gt;&lt;author&gt;&lt;style face=&quot;normal&quot; font=&quot;default&quot; size=&quot;100%&quot;&gt;Horwich, A.&lt;/style&gt;&lt;/author&gt;&lt;author&gt;&lt;style face=&quot;normal&quot; font=&quot;default&quot; size=&quot;100%&quot;&gt;Shipley, J.&lt;/style&gt;&lt;/author&gt;&lt;author&gt;&lt;style face=&quot;normal&quot; font=&quot;default&quot; size=&quot;100%&quot;&gt;Huddart, R.&lt;/style&gt;&lt;/author&gt;&lt;/authors&gt;&lt;/contributors&gt;&lt;auth-address&gt;&lt;style face=&quot;normal&quot; font=&quot;default&quot; size=&quot;100%&quot;&gt;Institute of Cancer Research and Royal Marsden NHS Foundation Trust, Surrey SM2 5PT, UK. alan.horwich@icr.ac.uk&lt;/style&gt;&lt;/auth-address&gt;&lt;titles&gt;&lt;title&gt;&lt;style face=&quot;normal&quot; font=&quot;default&quot; size=&quot;100%&quot;&gt;Testicular germ-cell cancer&lt;/style&gt;&lt;/title&gt;&lt;secondary-title&gt;&lt;style face=&quot;normal&quot; font=&quot;default&quot; size=&quot;100%&quot;&gt;Lancet&lt;/style&gt;&lt;/secondary-title&gt;&lt;/titles&gt;&lt;pages&gt;&lt;style face=&quot;normal&quot; font=&quot;default&quot; size=&quot;100%&quot;&gt;754-65&lt;/style&gt;&lt;/pages&gt;&lt;volume&gt;&lt;style face=&quot;normal&quot; font=&quot;default&quot; size=&quot;100%&quot;&gt;367&lt;/style&gt;&lt;/volume&gt;&lt;number&gt;&lt;style face=&quot;normal&quot; font=&quot;default&quot; size=&quot;100%&quot;&gt;9512&lt;/style&gt;&lt;/number&gt;&lt;dates&gt;&lt;year&gt;&lt;style face=&quot;normal&quot; font=&quot;default&quot; size=&quot;100%&quot;&gt;2006&lt;/style&gt;&lt;/year&gt;&lt;pub-dates&gt;&lt;date&gt;&lt;style face=&quot;normal&quot; font=&quot;default&quot; size=&quot;100%&quot;&gt;Mar 4&lt;/style&gt;&lt;/date&gt;&lt;/pub-dates&gt;&lt;/dates&gt;&lt;accession-num&gt;&lt;style face=&quot;normal&quot; font=&quot;default&quot; size=&quot;100%&quot;&gt;16517276&lt;/style&gt;&lt;/accession-num&gt;&lt;urls&gt;&lt;related-urls&gt;&lt;url&gt;&lt;style face=&quot;normal&quot; font=&quot;default&quot; size=&quot;100%&quot;&gt;http://www.ncbi.nlm.nih.gov/entrez/query.fcgi?cmd=Retrieve&amp;amp;db=PubMed&amp;amp;dopt=Citation&amp;amp;list_uids=16517276&lt;/style&gt;&lt;/url&gt;&lt;/related-urls&gt;&lt;/urls&gt;&lt;/record&gt;&lt;/Cite&gt;&lt;/EndNote&gt;"/><text:span text:style-name="T4">[2]</text:span><field:fieldmark-end/><text:span text:style-name="T4">. Despite its rare occurrence, TGCTs have been recognized very early as a fruitful testing ground for novel chemotherapeutics </text:span><field:fieldmark-start text:name="__Fieldmark__78_2961426810" field:type="ADDIN EN.CITE &lt;EndNote&gt;&lt;Cite&gt;&lt;Author&gt;Einhorn&lt;/Author&gt;&lt;Year&gt;2002&lt;/Year&gt;&lt;RecNum&gt;2&lt;/RecNum&gt;&lt;DisplayText&gt;[3]&lt;/DisplayText&gt;&lt;record&gt;&lt;source-app name=&quot;EndNote&quot; version=&quot;14.0&quot;&gt;EndNote&lt;/source-app&gt;&lt;rec-number&gt;2&lt;/rec-number&gt;&lt;ref-type name=&quot;Journal Article&quot;&gt;17&lt;/ref-type&gt;&lt;contributors&gt;&lt;authors&gt;&lt;author&gt;&lt;style face=&quot;normal&quot; font=&quot;default&quot; size=&quot;100%&quot;&gt;Einhorn, L. H.&lt;/style&gt;&lt;/author&gt;&lt;/authors&gt;&lt;/contributors&gt;&lt;auth-address&gt;&lt;style face=&quot;normal&quot; font=&quot;default&quot; size=&quot;100%&quot;&gt;Indiana University Medical Center, 535 Barnhill Drive, RT 473, Indianapolis, IN 46202-5289, USA. leinhorn@uipui.edu&lt;/style&gt;&lt;/auth-address&gt;&lt;titles&gt;&lt;title&gt;&lt;style face=&quot;normal&quot; font=&quot;default&quot; size=&quot;100%&quot;&gt;Curing metastatic testicular cancer&lt;/style&gt;&lt;/title&gt;&lt;secondary-title&gt;&lt;style face=&quot;normal&quot; font=&quot;default&quot; size=&quot;100%&quot;&gt;Proc Natl Acad Sci U S A&lt;/style&gt;&lt;/secondary-title&gt;&lt;/titles&gt;&lt;pages&gt;&lt;style face=&quot;normal&quot; font=&quot;default&quot; size=&quot;100%&quot;&gt;4592-5&lt;/style&gt;&lt;/pages&gt;&lt;volume&gt;&lt;style face=&quot;normal&quot; font=&quot;default&quot; size=&quot;100%&quot;&gt;99&lt;/style&gt;&lt;/volume&gt;&lt;number&gt;&lt;style face=&quot;normal&quot; font=&quot;default&quot; size=&quot;100%&quot;&gt;7&lt;/style&gt;&lt;/number&gt;&lt;dates&gt;&lt;year&gt;&lt;style face=&quot;normal&quot; font=&quot;default&quot; size=&quot;100%&quot;&gt;2002&lt;/style&gt;&lt;/year&gt;&lt;pub-dates&gt;&lt;date&gt;&lt;style face=&quot;normal&quot; font=&quot;default&quot; size=&quot;100%&quot;&gt;Apr 2&lt;/style&gt;&lt;/date&gt;&lt;/pub-dates&gt;&lt;/dates&gt;&lt;accession-num&gt;&lt;style face=&quot;normal&quot; font=&quot;default&quot; size=&quot;100%&quot;&gt;11904381&lt;/style&gt;&lt;/accession-num&gt;&lt;urls&gt;&lt;related-urls&gt;&lt;url&gt;&lt;style face=&quot;normal&quot; font=&quot;default&quot; size=&quot;100%&quot;&gt;http://www.ncbi.nlm.nih.gov/entrez/query.fcgi?cmd=Retrieve&amp;amp;db=PubMed&amp;amp;dopt=Citation&amp;amp;list_uids=11904381&lt;/style&gt;&lt;/url&gt;&lt;/related-urls&gt;&lt;/urls&gt;&lt;/record&gt;&lt;/Cite&gt;&lt;/EndNote&gt;"/><text:span text:style-name="T4">[3]</text:span><field:fieldmark-end/><text:span text:style-name="T4">, since (a) serum biomarkers, such as alphafetoprotein (AFP) and human chorionic gonadotropin (hCG), were available to monitor treatment response, (b) due to the younger age, patients would tolerate high dose chemotherapies better and (c) early clinical trials indicated very high chemosensitivitity of TGCT. Clinical reports from the 1930s </text:span><field:fieldmark-start text:name="__Fieldmark__85_2961426810" field:type="ADDIN EN.CITE &lt;EndNote&gt;&lt;Cite&gt;&lt;Author&gt;Barringer&lt;/Author&gt;&lt;Year&gt;1930&lt;/Year&gt;&lt;RecNum&gt;3&lt;/RecNum&gt;&lt;DisplayText&gt;[4]&lt;/DisplayText&gt;&lt;record&gt;&lt;source-app name=&quot;EndNote&quot; version=&quot;14.0&quot;&gt;EndNote&lt;/source-app&gt;&lt;rec-number&gt;3&lt;/rec-number&gt;&lt;ref-type name=&quot;Journal Article&quot;&gt;17&lt;/ref-type&gt;&lt;contributors&gt;&lt;authors&gt;&lt;author&gt;&lt;style face=&quot;normal&quot; font=&quot;default&quot; size=&quot;100%&quot;&gt;Barringer, B. S.&lt;/style&gt;&lt;/author&gt;&lt;author&gt;&lt;style face=&quot;normal&quot; font=&quot;default&quot; size=&quot;100%&quot;&gt;Stewart, F. W.&lt;/style&gt;&lt;/author&gt;&lt;author&gt;&lt;style face=&quot;normal&quot; font=&quot;default&quot; size=&quot;100%&quot;&gt;Spies, J. W.&lt;/style&gt;&lt;/author&gt;&lt;/authors&gt;&lt;/contributors&gt;&lt;titles&gt;&lt;title&gt;&lt;style face=&quot;normal&quot; font=&quot;default&quot; size=&quot;100%&quot;&gt;Testicular Neoplasms: The Relation between the Pathologic Histology, Clinical Course, and Reaction to Irradiation in Testicular Neoplasms&lt;/style&gt;&lt;/title&gt;&lt;secondary-title&gt;&lt;style face=&quot;normal&quot; font=&quot;default&quot; size=&quot;100%&quot;&gt;Ann Surg&lt;/style&gt;&lt;/secondary-title&gt;&lt;/titles&gt;&lt;pages&gt;&lt;style face=&quot;normal&quot; font=&quot;default&quot; size=&quot;100%&quot;&gt;115-22&lt;/style&gt;&lt;/pages&gt;&lt;volume&gt;&lt;style face=&quot;normal&quot; font=&quot;default&quot; size=&quot;100%&quot;&gt;91&lt;/style&gt;&lt;/volume&gt;&lt;number&gt;&lt;style face=&quot;normal&quot; font=&quot;default&quot; size=&quot;100%&quot;&gt;1&lt;/style&gt;&lt;/number&gt;&lt;dates&gt;&lt;year&gt;&lt;style face=&quot;normal&quot; font=&quot;default&quot; size=&quot;100%&quot;&gt;1930&lt;/style&gt;&lt;/year&gt;&lt;pub-dates&gt;&lt;date&gt;&lt;style face=&quot;normal&quot; font=&quot;default&quot; size=&quot;100%&quot;&gt;Jan&lt;/style&gt;&lt;/date&gt;&lt;/pub-dates&gt;&lt;/dates&gt;&lt;accession-num&gt;&lt;style face=&quot;normal&quot; font=&quot;default&quot; size=&quot;100%&quot;&gt;17866238&lt;/style&gt;&lt;/accession-num&gt;&lt;urls&gt;&lt;related-urls&gt;&lt;url&gt;&lt;style face=&quot;normal&quot; font=&quot;default&quot; size=&quot;100%&quot;&gt;http://www.ncbi.nlm.nih.gov/entrez/query.fcgi?cmd=Retrieve&amp;amp;db=PubMed&amp;amp;dopt=Citation&amp;amp;list_uids=17866238&lt;/style&gt;&lt;/url&gt;&lt;/related-urls&gt;&lt;/urls&gt;&lt;/record&gt;&lt;/Cite&gt;&lt;/EndNote&gt;"/><text:span text:style-name="T4">[4]</text:span><field:fieldmark-end/><text:span text:style-name="T4"> established the radio- and chemosensitivity of TGCT but also demonstrated that a combination of two or more drugs was by far more superior than monotherapy and complete remissions were at this time achieved in 10-20% of patients </text:span><field:fieldmark-start text:name="__Fieldmark__92_2961426810" field:type="ADDIN EN.CITE &lt;EndNote&gt;&lt;Cite&gt;&lt;Author&gt;Li&lt;/Author&gt;&lt;Year&gt;1960&lt;/Year&gt;&lt;RecNum&gt;4&lt;/RecNum&gt;&lt;DisplayText&gt;[5]&lt;/DisplayText&gt;&lt;record&gt;&lt;source-app name=&quot;EndNote&quot; version=&quot;14.0&quot;&gt;EndNote&lt;/source-app&gt;&lt;rec-number&gt;4&lt;/rec-number&gt;&lt;ref-type name=&quot;Journal Article&quot;&gt;17&lt;/ref-type&gt;&lt;contributors&gt;&lt;authors&gt;&lt;author&gt;&lt;style face=&quot;normal&quot; font=&quot;default&quot; size=&quot;100%&quot;&gt;Li, M. C.&lt;/style&gt;&lt;/author&gt;&lt;author&gt;&lt;style face=&quot;normal&quot; font=&quot;default&quot; size=&quot;100%&quot;&gt;Whitmore, W. F., Jr.&lt;/style&gt;&lt;/author&gt;&lt;author&gt;&lt;style face=&quot;normal&quot; font=&quot;default&quot; size=&quot;100%&quot;&gt;Golbey, R.&lt;/style&gt;&lt;/author&gt;&lt;author&gt;&lt;style face=&quot;normal&quot; font=&quot;default&quot; size=&quot;100%&quot;&gt;Grabstald, H.&lt;/style&gt;&lt;/author&gt;&lt;/authors&gt;&lt;/contributors&gt;&lt;titles&gt;&lt;title&gt;&lt;style face=&quot;normal&quot; font=&quot;default&quot; size=&quot;100%&quot;&gt;Effects of combined drug therapy on metastatic cancer of the testis&lt;/style&gt;&lt;/title&gt;&lt;secondary-title&gt;&lt;style face=&quot;normal&quot; font=&quot;default&quot; size=&quot;100%&quot;&gt;Jama&lt;/style&gt;&lt;/secondary-title&gt;&lt;/titles&gt;&lt;pages&gt;&lt;style face=&quot;normal&quot; font=&quot;default&quot; size=&quot;100%&quot;&gt;1291-9&lt;/style&gt;&lt;/pages&gt;&lt;volume&gt;&lt;style face=&quot;normal&quot; font=&quot;default&quot; size=&quot;100%&quot;&gt;174&lt;/style&gt;&lt;/volume&gt;&lt;dates&gt;&lt;year&gt;&lt;style face=&quot;normal&quot; font=&quot;default&quot; size=&quot;100%&quot;&gt;1960&lt;/style&gt;&lt;/year&gt;&lt;pub-dates&gt;&lt;date&gt;&lt;style face=&quot;normal&quot; font=&quot;default&quot; size=&quot;100%&quot;&gt;Nov 5&lt;/style&gt;&lt;/date&gt;&lt;/pub-dates&gt;&lt;/dates&gt;&lt;accession-num&gt;&lt;style face=&quot;normal&quot; font=&quot;default&quot; size=&quot;100%&quot;&gt;13761819&lt;/style&gt;&lt;/accession-num&gt;&lt;urls&gt;&lt;related-urls&gt;&lt;url&gt;&lt;style face=&quot;normal&quot; font=&quot;default&quot; size=&quot;100%&quot;&gt;http://www.ncbi.nlm.nih.gov/entrez/query.fcgi?cmd=Retrieve&amp;amp;db=PubMed&amp;amp;dopt=Citation&amp;amp;list_uids=13761819&lt;/style&gt;&lt;/url&gt;&lt;/related-urls&gt;&lt;/urls&gt;&lt;/record&gt;&lt;/Cite&gt;&lt;/EndNote&gt;"/><text:span text:style-name="T4">[5]</text:span><field:fieldmark-end/><text:span text:style-name="T4">. Recognizing the potential of a combination drug therapy together with the introduction of novel compounds Lawrence Einhorn started a seminal clinical trial at the Indiana University in 1974 in which he combined cis</text:span><text:span text:style-name="T5">p</text:span><text:span text:style-name="T4">latin, </text:span><text:span text:style-name="T5">v</text:span><text:span text:style-name="T4">inblastine and </text:span><text:span text:style-name="T5">b</text:span><text:span text:style-name="T4">leomycin (PVB) for the treatment of metastatic TGCT. The trial was a major success with 70% of patients showing a complete remission and with minor modification the PVB treatment schema soon became standard of care, changing the cure rates from 5% to more than 60% </text:span><field:fieldmark-start text:name="__Fieldmark__111_2961426810" field:type="ADDIN EN.CITE &lt;EndNote&gt;&lt;Cite&gt;&lt;Author&gt;Einhorn&lt;/Author&gt;&lt;Year&gt;2002&lt;/Year&gt;&lt;RecNum&gt;2&lt;/RecNum&gt;&lt;DisplayText&gt;[3]&lt;/DisplayText&gt;&lt;record&gt;&lt;source-app name=&quot;EndNote&quot; version=&quot;14.0&quot;&gt;EndNote&lt;/source-app&gt;&lt;rec-number&gt;2&lt;/rec-number&gt;&lt;ref-type name=&quot;Journal Article&quot;&gt;17&lt;/ref-type&gt;&lt;contributors&gt;&lt;authors&gt;&lt;author&gt;&lt;style face=&quot;normal&quot; font=&quot;default&quot; size=&quot;100%&quot;&gt;Einhorn, L. H.&lt;/style&gt;&lt;/author&gt;&lt;/authors&gt;&lt;/contributors&gt;&lt;auth-address&gt;&lt;style face=&quot;normal&quot; font=&quot;default&quot; size=&quot;100%&quot;&gt;Indiana University Medical Center, 535 Barnhill Drive, RT 473, Indianapolis, IN 46202-5289, USA. leinhorn@uipui.edu&lt;/style&gt;&lt;/auth-address&gt;&lt;titles&gt;&lt;title&gt;&lt;style face=&quot;normal&quot; font=&quot;default&quot; size=&quot;100%&quot;&gt;Curing metastatic testicular cancer&lt;/style&gt;&lt;/title&gt;&lt;secondary-title&gt;&lt;style face=&quot;normal&quot; font=&quot;default&quot; size=&quot;100%&quot;&gt;Proc Natl Acad Sci U S A&lt;/style&gt;&lt;/secondary-title&gt;&lt;/titles&gt;&lt;pages&gt;&lt;style face=&quot;normal&quot; font=&quot;default&quot; size=&quot;100%&quot;&gt;4592-5&lt;/style&gt;&lt;/pages&gt;&lt;volume&gt;&lt;style face=&quot;normal&quot; font=&quot;default&quot; size=&quot;100%&quot;&gt;99&lt;/style&gt;&lt;/volume&gt;&lt;number&gt;&lt;style face=&quot;normal&quot; font=&quot;default&quot; size=&quot;100%&quot;&gt;7&lt;/style&gt;&lt;/number&gt;&lt;dates&gt;&lt;year&gt;&lt;style face=&quot;normal&quot; font=&quot;default&quot; size=&quot;100%&quot;&gt;2002&lt;/style&gt;&lt;/year&gt;&lt;pub-dates&gt;&lt;date&gt;&lt;style face=&quot;normal&quot; font=&quot;default&quot; size=&quot;100%&quot;&gt;Apr 2&lt;/style&gt;&lt;/date&gt;&lt;/pub-dates&gt;&lt;/dates&gt;&lt;accession-num&gt;&lt;style face=&quot;normal&quot; font=&quot;default&quot; size=&quot;100%&quot;&gt;11904381&lt;/style&gt;&lt;/accession-num&gt;&lt;urls&gt;&lt;related-urls&gt;&lt;url&gt;&lt;style face=&quot;normal&quot; font=&quot;default&quot; size=&quot;100%&quot;&gt;http://www.ncbi.nlm.nih.gov/entrez/query.fcgi?cmd=Retrieve&amp;amp;db=PubMed&amp;amp;dopt=Citation&amp;amp;list_uids=11904381&lt;/style&gt;&lt;/url&gt;&lt;/related-urls&gt;&lt;/urls&gt;&lt;/record&gt;&lt;/Cite&gt;&lt;/EndNote&gt;"/><text:span text:style-name="T4">[3]</text:span><field:fieldmark-end/><text:span text:style-name="T4">. </text:span></text:p>
        <text:p text:style-name="P9"><text:span text:style-name="T4">The clinical development for new therapeutic approaches for TGCT continued. For patients who initially failed PVB therapy another treatment combination involving </text:span><text:span text:style-name="T5">b</text:span><text:span text:style-name="T4">leomycin, </text:span><text:span text:style-name="T5">e</text:span><text:span text:style-name="T4">toposide and cis</text:span><text:span text:style-name="T5">p</text:span><text:span text:style-name="T4">latin (BEP) was introduced which, as a second line therapy, again dramatically increased the cure rates </text:span><field:fieldmark-start text:name="__Fieldmark__134_2961426810" field:type="ADDIN EN.CITE &lt;EndNote&gt;&lt;Cite&gt;&lt;Author&gt;Drasga&lt;/Author&gt;&lt;Year&gt;1982&lt;/Year&gt;&lt;RecNum&gt;5&lt;/RecNum&gt;&lt;DisplayText&gt;[6]&lt;/DisplayText&gt;&lt;record&gt;&lt;source-app name=&quot;EndNote&quot; version=&quot;14.0&quot;&gt;EndNote&lt;/source-app&gt;&lt;rec-number&gt;5&lt;/rec-number&gt;&lt;ref-type name=&quot;Journal Article&quot;&gt;17&lt;/ref-type&gt;&lt;contributors&gt;&lt;authors&gt;&lt;author&gt;&lt;style face=&quot;normal&quot; font=&quot;default&quot; size=&quot;100%&quot;&gt;Drasga, R. E.&lt;/style&gt;&lt;/author&gt;&lt;author&gt;&lt;style face=&quot;normal&quot; font=&quot;default&quot; size=&quot;100%&quot;&gt;Einhorn, L. H.&lt;/style&gt;&lt;/author&gt;&lt;author&gt;&lt;style face=&quot;normal&quot; font=&quot;default&quot; size=&quot;100%&quot;&gt;Williams, S. D.&lt;/style&gt;&lt;/author&gt;&lt;/authors&gt;&lt;/contributors&gt;&lt;titles&gt;&lt;title&gt;&lt;style face=&quot;normal&quot; font=&quot;default&quot; size=&quot;100%&quot;&gt;The chemotherapy of testicular cancer&lt;/style&gt;&lt;/title&gt;&lt;secondary-title&gt;&lt;style face=&quot;normal&quot; font=&quot;default&quot; size=&quot;100%&quot;&gt;CA Cancer J Clin&lt;/style&gt;&lt;/secondary-title&gt;&lt;/titles&gt;&lt;pages&gt;&lt;style face=&quot;normal&quot; font=&quot;default&quot; size=&quot;100%&quot;&gt;66-77&lt;/style&gt;&lt;/pages&gt;&lt;volume&gt;&lt;style face=&quot;normal&quot; font=&quot;default&quot; size=&quot;100%&quot;&gt;32&lt;/style&gt;&lt;/volume&gt;&lt;number&gt;&lt;style face=&quot;normal&quot; font=&quot;default&quot; size=&quot;100%&quot;&gt;2&lt;/style&gt;&lt;/number&gt;&lt;dates&gt;&lt;year&gt;&lt;style face=&quot;normal&quot; font=&quot;default&quot; size=&quot;100%&quot;&gt;1982&lt;/style&gt;&lt;/year&gt;&lt;pub-dates&gt;&lt;date&gt;&lt;style face=&quot;normal&quot; font=&quot;default&quot; size=&quot;100%&quot;&gt;Mar-Apr&lt;/style&gt;&lt;/date&gt;&lt;/pub-dates&gt;&lt;/dates&gt;&lt;accession-num&gt;&lt;style face=&quot;normal&quot; font=&quot;default&quot; size=&quot;100%&quot;&gt;6174190&lt;/style&gt;&lt;/accession-num&gt;&lt;urls&gt;&lt;related-urls&gt;&lt;url&gt;&lt;style face=&quot;normal&quot; font=&quot;default&quot; size=&quot;100%&quot;&gt;http://www.ncbi.nlm.nih.gov/entrez/query.fcgi?cmd=Retrieve&amp;amp;db=PubMed&amp;amp;dopt=Citation&amp;amp;list_uids=6174190&lt;/style&gt;&lt;/url&gt;&lt;/related-urls&gt;&lt;/urls&gt;&lt;/record&gt;&lt;/Cite&gt;&lt;/EndNote&gt;"/><text:span text:style-name="T4">[6]</text:span><field:fieldmark-end/><text:span text:style-name="T4">. Thereafter numerous clinical trials have established the curability of TGCT and today the 10-year disease specific survival rates for patients with intermediate to poor prognosis are between 87% and 66%, respectively </text:span><field:fieldmark-start text:name="__Fieldmark__141_2961426810" field:type="ADDIN EN.CITE &lt;EndNote&gt;&lt;Cite&gt;&lt;Author&gt;Horwich&lt;/Author&gt;&lt;Year&gt;2006&lt;/Year&gt;&lt;RecNum&gt;6&lt;/RecNum&gt;&lt;DisplayText&gt;[2]&lt;/DisplayText&gt;&lt;record&gt;&lt;source-app name=&quot;EndNote&quot; version=&quot;14.0&quot;&gt;EndNote&lt;/source-app&gt;&lt;rec-number&gt;6&lt;/rec-number&gt;&lt;ref-type name=&quot;Journal Article&quot;&gt;17&lt;/ref-type&gt;&lt;contributors&gt;&lt;authors&gt;&lt;author&gt;&lt;style face=&quot;normal&quot; font=&quot;default&quot; size=&quot;100%&quot;&gt;Horwich, A.&lt;/style&gt;&lt;/author&gt;&lt;author&gt;&lt;style face=&quot;normal&quot; font=&quot;default&quot; size=&quot;100%&quot;&gt;Shipley, J.&lt;/style&gt;&lt;/author&gt;&lt;author&gt;&lt;style face=&quot;normal&quot; font=&quot;default&quot; size=&quot;100%&quot;&gt;Huddart, R.&lt;/style&gt;&lt;/author&gt;&lt;/authors&gt;&lt;/contributors&gt;&lt;auth-address&gt;&lt;style face=&quot;normal&quot; font=&quot;default&quot; size=&quot;100%&quot;&gt;Institute of Cancer Research and Royal Marsden NHS Foundation Trust, Surrey SM2 5PT, UK. alan.horwich@icr.ac.uk&lt;/style&gt;&lt;/auth-address&gt;&lt;titles&gt;&lt;title&gt;&lt;style face=&quot;normal&quot; font=&quot;default&quot; size=&quot;100%&quot;&gt;Testicular germ-cell cancer&lt;/style&gt;&lt;/title&gt;&lt;secondary-title&gt;&lt;style face=&quot;normal&quot; font=&quot;default&quot; size=&quot;100%&quot;&gt;Lancet&lt;/style&gt;&lt;/secondary-title&gt;&lt;/titles&gt;&lt;pages&gt;&lt;style face=&quot;normal&quot; font=&quot;default&quot; size=&quot;100%&quot;&gt;754-65&lt;/style&gt;&lt;/pages&gt;&lt;volume&gt;&lt;style face=&quot;normal&quot; font=&quot;default&quot; size=&quot;100%&quot;&gt;367&lt;/style&gt;&lt;/volume&gt;&lt;number&gt;&lt;style face=&quot;normal&quot; font=&quot;default&quot; size=&quot;100%&quot;&gt;9512&lt;/style&gt;&lt;/number&gt;&lt;dates&gt;&lt;year&gt;&lt;style face=&quot;normal&quot; font=&quot;default&quot; size=&quot;100%&quot;&gt;2006&lt;/style&gt;&lt;/year&gt;&lt;pub-dates&gt;&lt;date&gt;&lt;style face=&quot;normal&quot; font=&quot;default&quot; size=&quot;100%&quot;&gt;Mar 4&lt;/style&gt;&lt;/date&gt;&lt;/pub-dates&gt;&lt;/dates&gt;&lt;accession-num&gt;&lt;style face=&quot;normal&quot; font=&quot;default&quot; size=&quot;100%&quot;&gt;16517276&lt;/style&gt;&lt;/accession-num&gt;&lt;urls&gt;&lt;related-urls&gt;&lt;url&gt;&lt;style face=&quot;normal&quot; font=&quot;default&quot; size=&quot;100%&quot;&gt;http://www.ncbi.nlm.nih.gov/entrez/query.fcgi?cmd=Retrieve&amp;amp;db=PubMed&amp;amp;dopt=Citation&amp;amp;list_uids=16517276&lt;/style&gt;&lt;/url&gt;&lt;/related-urls&gt;&lt;/urls&gt;&lt;/record&gt;&lt;/Cite&gt;&lt;/EndNote&gt;"/><text:span text:style-name="T4">[2]</text:span><field:fieldmark-end/><text:span text:style-name="T4">.</text:span></text:p>
        <text:p text:style-name="P10"><text:span text:style-name="T3">These high cure rates of metastatic TGCT are in strong contrast to what is observed in other solid tumors in which cures are rarely observed and the majority of patients succumb to the disease. This is certainly not due to the lack of clinical trials trying different mono- or combination therapies in other solid tumors, but more likely reflects a tumor cell intrinsic difference between </text:span><text:soft-page-break/><text:span text:style-name="T3">“common carcinoma” and TGCT, raising the question of the underlying molecular mechanism for this observation.</text:span></text:p>
        <text:p text:style-name="P9"><text:span text:style-name="T4">Interestingly, </text:span><text:span text:style-name="T6">in vitro</text:span><text:span text:style-name="T4"> models of TGCT recapitulate the high chemo- and radiosensitivity of TGCT. It is worth noting, however, that TGCT cell line models only show a high sensitivity to drugs that directly target DNA by inducing double strand breaks (DSBs) or forming DNA adducts such as etoposide, mAMSA, bleomycin and cisplatin, but are significantly less sensitive to drugs that do not directly interfere with DNA integrity such as the spindle poisons colchicine or antimetabolites like methotrexate and 5-fluorouracil </text:span><field:fieldmark-start text:name="__Fieldmark__163_2961426810" field:type="ADDIN EN.CITE &lt;EndNote&gt;&lt;Cite&gt;&lt;Author&gt;Masters&lt;/Author&gt;&lt;Year&gt;1993&lt;/Year&gt;&lt;RecNum&gt;7&lt;/RecNum&gt;&lt;DisplayText&gt;[7]&lt;/DisplayText&gt;&lt;record&gt;&lt;source-app name=&quot;EndNote&quot; version=&quot;14.0&quot;&gt;EndNote&lt;/source-app&gt;&lt;rec-number&gt;7&lt;/rec-number&gt;&lt;ref-type name=&quot;Journal Article&quot;&gt;17&lt;/ref-type&gt;&lt;contributors&gt;&lt;authors&gt;&lt;author&gt;&lt;style face=&quot;normal&quot; font=&quot;default&quot; size=&quot;100%&quot;&gt;Masters, J. R.&lt;/style&gt;&lt;/author&gt;&lt;author&gt;&lt;style face=&quot;normal&quot; font=&quot;default&quot; size=&quot;100%&quot;&gt;Osborne, E. J.&lt;/style&gt;&lt;/author&gt;&lt;author&gt;&lt;style face=&quot;normal&quot; font=&quot;default&quot; size=&quot;100%&quot;&gt;Walker, M. C.&lt;/style&gt;&lt;/author&gt;&lt;author&gt;&lt;style face=&quot;normal&quot; font=&quot;default&quot; size=&quot;100%&quot;&gt;Parris, C. N.&lt;/style&gt;&lt;/author&gt;&lt;/authors&gt;&lt;/contributors&gt;&lt;auth-address&gt;&lt;style face=&quot;normal&quot; font=&quot;default&quot; size=&quot;100%&quot;&gt;Institute of Urology and Nephrology, University College London, UK.&lt;/style&gt;&lt;/auth-address&gt;&lt;titles&gt;&lt;title&gt;&lt;style face=&quot;normal&quot; font=&quot;default&quot; size=&quot;100%&quot;&gt;Hypersensitivity of human testis-tumour cell lines to chemotherapeutic drugs&lt;/style&gt;&lt;/title&gt;&lt;secondary-title&gt;&lt;style face=&quot;normal&quot; font=&quot;default&quot; size=&quot;100%&quot;&gt;Int J Cancer&lt;/style&gt;&lt;/secondary-title&gt;&lt;/titles&gt;&lt;pages&gt;&lt;style face=&quot;normal&quot; font=&quot;default&quot; size=&quot;100%&quot;&gt;340-6&lt;/style&gt;&lt;/pages&gt;&lt;volume&gt;&lt;style face=&quot;normal&quot; font=&quot;default&quot; size=&quot;100%&quot;&gt;53&lt;/style&gt;&lt;/volume&gt;&lt;number&gt;&lt;style face=&quot;normal&quot; font=&quot;default&quot; size=&quot;100%&quot;&gt;2&lt;/style&gt;&lt;/number&gt;&lt;dates&gt;&lt;year&gt;&lt;style face=&quot;normal&quot; font=&quot;default&quot; size=&quot;100%&quot;&gt;1993&lt;/style&gt;&lt;/year&gt;&lt;pub-dates&gt;&lt;date&gt;&lt;style face=&quot;normal&quot; font=&quot;default&quot; size=&quot;100%&quot;&gt;Jan 21&lt;/style&gt;&lt;/date&gt;&lt;/pub-dates&gt;&lt;/dates&gt;&lt;accession-num&gt;&lt;style face=&quot;normal&quot; font=&quot;default&quot; size=&quot;100%&quot;&gt;8425772&lt;/style&gt;&lt;/accession-num&gt;&lt;urls&gt;&lt;related-urls&gt;&lt;url&gt;&lt;style face=&quot;normal&quot; font=&quot;default&quot; size=&quot;100%&quot;&gt;http://www.ncbi.nlm.nih.gov/entrez/query.fcgi?cmd=Retrieve&amp;amp;db=PubMed&amp;amp;dopt=Citation&amp;amp;list_uids=8425772&lt;/style&gt;&lt;/url&gt;&lt;/related-urls&gt;&lt;/urls&gt;&lt;/record&gt;&lt;/Cite&gt;&lt;/EndNote&gt;"/><text:span text:style-name="T4">[7]</text:span><field:fieldmark-end/><text:span text:style-name="T4">. Together with the fact that TGCT are also exquisitely sensitive to ionizing radiation, which also primarily acts by inducing DNA damage, it appears that TGCT exhibit a low tolerance for any type of DNA injury. The observation that TGCT cells recapitulate the high sensitivity to DNA damaging agents </text:span><text:span text:style-name="T6">in vitro</text:span><text:span text:style-name="T4"> furthermore argues for a tumor cell intrinsic vulnerability and not necessarily a tumor-host interaction that contributes to the high chemo- and radiosensitivity.</text:span></text:p>
        <text:p text:style-name="P9"><text:span text:style-name="T4">Overall TGCT cells appear to be 4 to 10 fold more sensitive to the above mentioned DNA damaging drugs as compared to cancer cells from the bladder or prostate </text:span><field:fieldmark-start text:name="__Fieldmark__176_2961426810" field:type="ADDIN EN.CITE"/><field:fieldmark-end/><field:fieldmark-start text:name="__Fieldmark__181_2961426810" field:type="ADDIN EN.CITE.DATA"/><text:span text:style-name="T4">[7,8]</text:span><field:fieldmark-end/><text:span text:style-name="T4">. Given the narrow therapeutic index of these drugs, even a modest difference in sensitivity can result in a major difference in clinical outcome. <text:s/>Following this logic, one can envision that the maximum tolerated dose of a therapeutic regime could eliminate 100% of tumor cells in a patient with TGCT but the same dose given to a patient with metastatic bladder cancer would only lead to significant reduction in tumor size but not to the complete elimination of all neoplastic cells. This incomplete eradication of tumor cells will inevitably result in disease recurrence – a scenario that is recapitulated in almost all current clinical trial for solid tumors.</text:span></text:p>
        <text:p text:style-name="P9"><text:span text:style-name="T4">DNA damage in the form of DNA adducts, single strand breaks, base oxidation but also DSBs represent a major challenge for a cell. Mammalian cells have therefore developed highly sophisticated recognition and repair systems for such lesions. <text:s/>Interestingly, TGCT harbor multiple alterations in different DNA repair pathways: nucleotide excision repair (NER) for instance plays a major role in removing DNA damaged in the form of inter- and intrastrand adducts – a characteristic DNA lesion induced by cisplatin. Some of the major components of NER such as XPA, ERCC1 and XPF appear to be expressed at low levels in TGCT cell lines </text:span><field:fieldmark-start text:name="__Fieldmark__190_2961426810" field:type="ADDIN EN.CITE"/><field:fieldmark-end/><field:fieldmark-start text:name="__Fieldmark__195_2961426810" field:type="ADDIN EN.CITE.DATA"/><text:span text:style-name="T4">[9,10]</text:span><field:fieldmark-end/><text:span text:style-name="T4">. It is therefore possible that defects in this specific DNA repair pathway can contribute to the increased sensitivity of TGCT to cisplatin.</text:span></text:p>
        <text:p text:style-name="P9"><text:span text:style-name="T4">TGCT are highly sensitive to drugs like etoposide, mAMSA and doxorubicine that directly or indirectly interfere with the function of class 2 topoisomerases. Topoisomerases are an interesting class of enzymes that can solve topological constraints in the DNA molecule by inducing transient DNA breaks. In the case of class 2 topoisomerases, the enzyme gets covalently bound to the DNA during DSB induction via a 5'-phosphotyrosyl bond. If the catalytic cycle of the enzyme is disrupted for instance by etoposide, reactive oxygen species (ROS) or other agents, the enzyme gets covalently trapped on the DNA. The repair of the resulting DNA lesion requires the removal of the covalently attached topoisomerase. Recently, an enzyme (TDP2/TTRAP) with 5'-tyrosyl DNA phosphodiesterase (5'-TDP) activity was described that can cleave 5'-phosphotyrosyl bonds </text:span><field:fieldmark-start text:name="__Fieldmark__206_2961426810" field:type="ADDIN EN.CITE &lt;EndNote&gt;&lt;Cite&gt;&lt;Author&gt;Cortes Ledesma&lt;/Author&gt;&lt;Year&gt;2009&lt;/Year&gt;&lt;RecNum&gt;26&lt;/RecNum&gt;&lt;DisplayText&gt;[11]&lt;/DisplayText&gt;&lt;record&gt;&lt;source-app name=&quot;EndNote&quot; version=&quot;14.0&quot;&gt;EndNote&lt;/source-app&gt;&lt;rec-number&gt;26&lt;/rec-number&gt;&lt;ref-type name=&quot;Journal Article&quot;&gt;17&lt;/ref-type&gt;&lt;contributors&gt;&lt;authors&gt;&lt;author&gt;&lt;style face=&quot;normal&quot; font=&quot;default&quot; size=&quot;100%&quot;&gt;Cortes Ledesma, F.&lt;/style&gt;&lt;/author&gt;&lt;author&gt;&lt;style face=&quot;normal&quot; font=&quot;default&quot; size=&quot;100%&quot;&gt;El Khamisy, S. F.&lt;/style&gt;&lt;/author&gt;&lt;author&gt;&lt;style face=&quot;normal&quot; font=&quot;default&quot; size=&quot;100%&quot;&gt;Zuma, M. C.&lt;/style&gt;&lt;/author&gt;&lt;author&gt;&lt;style face=&quot;normal&quot; font=&quot;default&quot; size=&quot;100%&quot;&gt;Osborn, K.&lt;/style&gt;&lt;/author&gt;&lt;author&gt;&lt;style face=&quot;normal&quot; font=&quot;default&quot; size=&quot;100%&quot;&gt;Caldecott, K. W.&lt;/style&gt;&lt;/author&gt;&lt;/authors&gt;&lt;/contributors&gt;&lt;auth-address&gt;&lt;style face=&quot;normal&quot; font=&quot;default&quot; size=&quot;100%&quot;&gt;Genome Damage and Stability Centre, University of Sussex, Science Park Road, Falmer, Brighton, Sussex BN1 9RQ, UK. fc55@sussex.ac.uk&lt;/style&gt;&lt;/auth-address&gt;&lt;titles&gt;&lt;title&gt;&lt;style face=&quot;normal&quot; font=&quot;default&quot; size=&quot;100%&quot;&gt;A human 5&amp;apos;-tyrosyl DNA phosphodiesterase that repairs topoisomerase-mediated DNA damage&lt;/style&gt;&lt;/title&gt;&lt;secondary-title&gt;&lt;style face=&quot;normal&quot; font=&quot;default&quot; size=&quot;100%&quot;&gt;Nature&lt;/style&gt;&lt;/secondary-title&gt;&lt;/titles&gt;&lt;pages&gt;&lt;style face=&quot;normal&quot; font=&quot;default&quot; size=&quot;100%&quot;&gt;674-8&lt;/style&gt;&lt;/pages&gt;&lt;volume&gt;&lt;style face=&quot;normal&quot; font=&quot;default&quot; size=&quot;100%&quot;&gt;461&lt;/style&gt;&lt;/volume&gt;&lt;number&gt;&lt;style face=&quot;normal&quot; font=&quot;default&quot; size=&quot;100%&quot;&gt;7264&lt;/style&gt;&lt;/number&gt;&lt;dates&gt;&lt;year&gt;&lt;style face=&quot;normal&quot; font=&quot;default&quot; size=&quot;100%&quot;&gt;2009&lt;/style&gt;&lt;/year&gt;&lt;pub-dates&gt;&lt;date&gt;&lt;style face=&quot;normal&quot; font=&quot;default&quot; size=&quot;100%&quot;&gt;Oct 1&lt;/style&gt;&lt;/date&gt;&lt;/pub-dates&gt;&lt;/dates&gt;&lt;accession-num&gt;&lt;style face=&quot;normal&quot; font=&quot;default&quot; size=&quot;100%&quot;&gt;19794497&lt;/style&gt;&lt;/accession-num&gt;&lt;urls&gt;&lt;related-urls&gt;&lt;url&gt;&lt;style face=&quot;normal&quot; font=&quot;default&quot; size=&quot;100%&quot;&gt;http://www.ncbi.nlm.nih.gov/entrez/query.fcgi?cmd=Retrieve&amp;amp;db=PubMed&amp;amp;dopt=Citation&amp;amp;list_uids=19794497&lt;/style&gt;&lt;/url&gt;&lt;/related-urls&gt;&lt;/urls&gt;&lt;/record&gt;&lt;/Cite&gt;&lt;/EndNote&gt;"/><text:span text:style-name="T4">[11]</text:span><field:fieldmark-end/><text:span text:style-name="T4">. TDP2/TTRAP appears to be the major if not the only enzyme with 5'-TDP activity present in mammalian cells. Catalytic activity of this enzyme is important to repair TOP2 induced DSB since cells lacking TDP2 are highly sensitive to etoposide </text:span><field:fieldmark-start text:name="__Fieldmark__213_2961426810" field:type="ADDIN EN.CITE &lt;EndNote&gt;&lt;Cite ExcludeYear=&quot;1&quot;&gt;&lt;Author&gt;Zeng&lt;/Author&gt;&lt;RecNum&gt;27&lt;/RecNum&gt;&lt;DisplayText&gt;[12]&lt;/DisplayText&gt;&lt;record&gt;&lt;source-app name=&quot;EndNote&quot; version=&quot;14.0&quot;&gt;EndNote&lt;/source-app&gt;&lt;rec-number&gt;27&lt;/rec-number&gt;&lt;ref-type name=&quot;Journal Article&quot;&gt;17&lt;/ref-type&gt;&lt;contributors&gt;&lt;authors&gt;&lt;author&gt;&lt;style face=&quot;normal&quot; font=&quot;default&quot; size=&quot;100%&quot;&gt;Zeng, Z.&lt;/style&gt;&lt;/author&gt;&lt;author&gt;&lt;style face=&quot;normal&quot; font=&quot;default&quot; size=&quot;100%&quot;&gt;Cortes-Ledesma, F.&lt;/style&gt;&lt;/author&gt;&lt;author&gt;&lt;style face=&quot;normal&quot; font=&quot;default&quot; size=&quot;100%&quot;&gt;El Khamisy, S. F.&lt;/style&gt;&lt;/author&gt;&lt;author&gt;&lt;style face=&quot;normal&quot; font=&quot;default&quot; size=&quot;100%&quot;&gt;Caldecott, K. W.&lt;/style&gt;&lt;/author&gt;&lt;/authors&gt;&lt;/contributors&gt;&lt;auth-address&gt;&lt;style face=&quot;normal&quot; font=&quot;default&quot; size=&quot;100%&quot;&gt;Genome Damage and Stability Centre, Science Park Road, University of Sussex, Falmer, Brighton, BN1 9RQ, United Kingdom.&lt;/style&gt;&lt;/auth-address&gt;&lt;titles&gt;&lt;title&gt;&lt;style face=&quot;normal&quot; font=&quot;default&quot; size=&quot;100%&quot;&gt;TDP2/TTRAP is the major 5&amp;apos;-tyrosyl DNA phosphodiesterase activity in vertebrate cells and is critical for cellular resistance to topoisomerase II-induced DNA damage&lt;/style&gt;&lt;/title&gt;&lt;secondary-title&gt;&lt;style face=&quot;normal&quot; font=&quot;default&quot; size=&quot;100%&quot;&gt;J Biol Chem&lt;/style&gt;&lt;/secondary-title&gt;&lt;/titles&gt;&lt;pages&gt;&lt;style face=&quot;normal&quot; font=&quot;default&quot; size=&quot;100%&quot;&gt;403-9&lt;/style&gt;&lt;/pages&gt;&lt;volume&gt;&lt;style face=&quot;normal&quot; font=&quot;default&quot; size=&quot;100%&quot;&gt;286&lt;/style&gt;&lt;/volume&gt;&lt;number&gt;&lt;style face=&quot;normal&quot; font=&quot;default&quot; size=&quot;100%&quot;&gt;1&lt;/style&gt;&lt;/number&gt;&lt;dates&gt;&lt;pub-dates&gt;&lt;date&gt;&lt;style face=&quot;normal&quot; font=&quot;default&quot; size=&quot;100%&quot;&gt;Jan 7&lt;/style&gt;&lt;/date&gt;&lt;/pub-dates&gt;&lt;/dates&gt;&lt;accession-num&gt;&lt;style face=&quot;normal&quot; font=&quot;default&quot; size=&quot;100%&quot;&gt;21030584&lt;/style&gt;&lt;/accession-num&gt;&lt;urls&gt;&lt;related-urls&gt;&lt;url&gt;&lt;style face=&quot;normal&quot; font=&quot;default&quot; size=&quot;100%&quot;&gt;http://www.ncbi.nlm.nih.gov/entrez/query.fcgi?cmd=Retrieve&amp;amp;db=PubMed&amp;amp;dopt=Citation&amp;amp;list_uids=21030584&lt;/style&gt;&lt;/url&gt;&lt;/related-urls&gt;&lt;/urls&gt;&lt;/record&gt;&lt;/Cite&gt;&lt;/EndNote&gt;"/><text:span text:style-name="T4">[12]</text:span><field:fieldmark-end/><text:span text:style-name="T4">. <text:s/></text:span><text:span text:style-name="T6">In silico</text:span><text:span text:style-name="T4"> expression analysis revealed, that TDP2 is expressed at very low levels in testis and TGCT which could further explain the high sensitivity of testicular cells to a great variety of agents that target topoisomerases.</text:span></text:p>
        <text:p text:style-name="P9"><text:span text:style-name="T4">DNA DSBs can be induced by a variety of chemotherapeutics but also ionizing radiation. DSB are recognized by a protein complex and eventually lead to the activation of the kinase ATM. ATM is a sensor kinase that plays a key role in the cellular response to DSBs. It is therefore possible to monitor DSB response </text:span><text:span text:style-name="T6">in situ</text:span><text:span text:style-name="T4"> in tissue sections using antibodies that recognize the phosphorylated and therefore active form of kinases of ATM itself or substrates of ATM such as the phosphorylated form of the histone variant H2Ax (γH2Ax). Using these robust markers for DNA double strand break response (DDR) several seminal papers demonstrated that almost all invasive tumors and tumor precursor lesions show activation of DDR </text:span><field:fieldmark-start text:name="__Fieldmark__230_2961426810" field:type="ADDIN EN.CITE"/><field:fieldmark-end/><field:fieldmark-start text:name="__Fieldmark__235_2961426810" field:type="ADDIN EN.CITE.DATA"/><text:span text:style-name="T4">[13-15]</text:span><field:fieldmark-end/><text:span text:style-name="T4">. TGCT as well as intratubular germ cell neoplasia, unclassified type (IGCNU, the precursor lesion to invasive germ cell tumors in the testis) however show no signs of DSB response (Figure 1, and </text:span><field:fieldmark-start text:name="__Fieldmark__240_2961426810" field:type="ADDIN EN.CITE"/><field:fieldmark-end/><field:fieldmark-start text:name="__Fieldmark__245_2961426810" field:type="ADDIN EN.CITE.DATA"/><text:span text:style-name="T4">[15]</text:span><field:fieldmark-end/><text:span text:style-name="T4">). To highlight this striking finding we coimmunolabeled whole sections of formalin-fixed paraffin embedded tissue from normal testis, IGCNU, embryonal carcinoma and seminoma with antibodies to γH2Ax as well as OCT4, a specific marker for seminomatous/(dys)germinomatous tumours </text:span><field:fieldmark-start text:name="__Fieldmark__250_2961426810" field:type="ADDIN EN.CITE"/><field:fieldmark-end/><field:fieldmark-start text:name="__Fieldmark__255_2961426810" field:type="ADDIN EN.CITE.DATA"/><text:span text:style-name="T4">[16]</text:span><field:fieldmark-end/><text:span text:style-name="T4">. Normal testis showed γH2Ax foci formation in maturating spermatides, likely reflecting DNA double strand breaks that are induced during chromatin compaction (Figure 1A) </text:span><field:fieldmark-start text:name="__Fieldmark__260_2961426810" field:type="ADDIN EN.CITE"/><field:fieldmark-end/><field:fieldmark-start text:name="__Fieldmark__265_2961426810" field:type="ADDIN EN.CITE.DATA"/><text:span text:style-name="T4">[17]</text:span><field:fieldmark-end/><text:span text:style-name="T4">. <text:s/>Preinvasive IGCNUs showed positive staining for OCT4 but no γH2Ax was detectable (Figure 1B). Furthermore, invasive embryonal carcinoma as well as seminoma also showed no γH2Ax foci (Figure 1C,D), </text:span><text:soft-page-break/><text:span text:style-name="T4">suggesting that DSB repair response is not active in these lesions. </text:span></text:p>
        <text:p text:style-name="P9"><text:span text:style-name="T4">What could explain these differences in DDR between most carcinomas and TGCT? To address this question we would have to consider why solid tumors that are not challenged with any genotoxic stress would show a DDR response. Bartek et al. proposed a very elegant model in which activation of oncogenes leads to a dysregulation of cell cycle check points which then in turn results in replication stress </text:span><field:fieldmark-start text:name="__Fieldmark__275_2961426810" field:type="ADDIN EN.CITE"/><field:fieldmark-end/><field:fieldmark-start text:name="__Fieldmark__280_2961426810" field:type="ADDIN EN.CITE.DATA"/><text:span text:style-name="T4">[13,14]</text:span><field:fieldmark-end/><text:span text:style-name="T4">. This DNA replication stress is likely the consequence of a depletion of deoxynucleotides and leads to the collapse of the replication forks resulting in DSBs and DDR </text:span><field:fieldmark-start text:name="__Fieldmark__285_2961426810" field:type="ADDIN EN.CITE"/><field:fieldmark-end/><field:fieldmark-start text:name="__Fieldmark__290_2961426810" field:type="ADDIN EN.CITE.DATA"/><text:span text:style-name="T4">[18]</text:span><field:fieldmark-end/><text:span text:style-name="T4">. The presence of DNA replication stress can be recapitulated in simple model systems in which the introduction of a single oncogene in an untransformed cells can lead to a depletion of the nucleotide pool and the induction of DSBs </text:span><field:fieldmark-start text:name="__Fieldmark__295_2961426810" field:type="ADDIN EN.CITE"/><field:fieldmark-end/><field:fieldmark-start text:name="__Fieldmark__300_2961426810" field:type="ADDIN EN.CITE.DATA"/><text:span text:style-name="T4">[18]</text:span><field:fieldmark-end/><text:span text:style-name="T4">.</text:span></text:p>
        <text:p text:style-name="P9"><text:span text:style-name="T4">Oncogene induced DNA damage appears to represent a natural barrier for tumor progression since an activation of the DDR can induce cellular senesce and apoptosis. Only if the cancer cell can overcome this barrier for instance by mutating master regulators of this response like </text:span><text:span text:style-name="T6">TP53,</text:span><text:span text:style-name="T4"> further neoplastic growth is possible </text:span><field:fieldmark-start text:name="__Fieldmark__315_2961426810" field:type="ADDIN EN.CITE &lt;EndNote&gt;&lt;Cite&gt;&lt;Author&gt;Halazonetis&lt;/Author&gt;&lt;Year&gt;2008&lt;/Year&gt;&lt;RecNum&gt;19&lt;/RecNum&gt;&lt;DisplayText&gt;[19]&lt;/DisplayText&gt;&lt;record&gt;&lt;source-app name=&quot;EndNote&quot; version=&quot;14.0&quot;&gt;EndNote&lt;/source-app&gt;&lt;rec-number&gt;19&lt;/rec-number&gt;&lt;ref-type name=&quot;Journal Article&quot;&gt;17&lt;/ref-type&gt;&lt;contributors&gt;&lt;authors&gt;&lt;author&gt;&lt;style face=&quot;normal&quot; font=&quot;default&quot; size=&quot;100%&quot;&gt;Halazonetis, T. D.&lt;/style&gt;&lt;/author&gt;&lt;author&gt;&lt;style face=&quot;normal&quot; font=&quot;default&quot; size=&quot;100%&quot;&gt;Gorgoulis, V. G.&lt;/style&gt;&lt;/author&gt;&lt;author&gt;&lt;style face=&quot;normal&quot; font=&quot;default&quot; size=&quot;100%&quot;&gt;Bartek, J.&lt;/style&gt;&lt;/author&gt;&lt;/authors&gt;&lt;/contributors&gt;&lt;auth-address&gt;&lt;style face=&quot;normal&quot; font=&quot;default&quot; size=&quot;100%&quot;&gt;Department of Molecular Biology and Department of Biochemistry, University of Geneva, CH-1205 Geneva, Switzerland. Thanos.Halazonetis@molbio.unige.ch&lt;/style&gt;&lt;/auth-address&gt;&lt;titles&gt;&lt;title&gt;&lt;style face=&quot;normal&quot; font=&quot;default&quot; size=&quot;100%&quot;&gt;An oncogene-induced DNA damage model for cancer development&lt;/style&gt;&lt;/title&gt;&lt;secondary-title&gt;&lt;style face=&quot;normal&quot; font=&quot;default&quot; size=&quot;100%&quot;&gt;Science&lt;/style&gt;&lt;/secondary-title&gt;&lt;/titles&gt;&lt;pages&gt;&lt;style face=&quot;normal&quot; font=&quot;default&quot; size=&quot;100%&quot;&gt;1352-5&lt;/style&gt;&lt;/pages&gt;&lt;volume&gt;&lt;style face=&quot;normal&quot; font=&quot;default&quot; size=&quot;100%&quot;&gt;319&lt;/style&gt;&lt;/volume&gt;&lt;number&gt;&lt;style face=&quot;normal&quot; font=&quot;default&quot; size=&quot;100%&quot;&gt;5868&lt;/style&gt;&lt;/number&gt;&lt;dates&gt;&lt;year&gt;&lt;style face=&quot;normal&quot; font=&quot;default&quot; size=&quot;100%&quot;&gt;2008&lt;/style&gt;&lt;/year&gt;&lt;pub-dates&gt;&lt;date&gt;&lt;style face=&quot;normal&quot; font=&quot;default&quot; size=&quot;100%&quot;&gt;Mar 7&lt;/style&gt;&lt;/date&gt;&lt;/pub-dates&gt;&lt;/dates&gt;&lt;accession-num&gt;&lt;style face=&quot;normal&quot; font=&quot;default&quot; size=&quot;100%&quot;&gt;18323444&lt;/style&gt;&lt;/accession-num&gt;&lt;urls&gt;&lt;related-urls&gt;&lt;url&gt;&lt;style face=&quot;normal&quot; font=&quot;default&quot; size=&quot;100%&quot;&gt;http://www.ncbi.nlm.nih.gov/entrez/query.fcgi?cmd=Retrieve&amp;amp;db=PubMed&amp;amp;dopt=Citation&amp;amp;list_uids=18323444&lt;/style&gt;&lt;/url&gt;&lt;/related-urls&gt;&lt;/urls&gt;&lt;/record&gt;&lt;/Cite&gt;&lt;/EndNote&gt;"/><text:span text:style-name="T4">[19]</text:span><field:fieldmark-end/><text:span text:style-name="T4">. <text:s/>Interestingly, the tumor suppressor gene </text:span><text:span text:style-name="T6">RB</text:span><text:span text:style-name="T4"> is silenced in a large number of IGCNUs and most seminomas and embryonal carcinomas </text:span><field:fieldmark-start text:name="__Fieldmark__324_2961426810" field:type="ADDIN EN.CITE"/><field:fieldmark-end/><field:fieldmark-start text:name="__Fieldmark__329_2961426810" field:type="ADDIN EN.CITE.DATA"/><text:span text:style-name="T4">[20]</text:span><field:fieldmark-end/><text:span text:style-name="T4">. </text:span><text:span text:style-name="T6">RB</text:span><text:span text:style-name="T4"> loss on the other hand is associated with DNA replication stress and DDR </text:span><field:fieldmark-start text:name="__Fieldmark__338_2961426810" field:type="ADDIN EN.CITE"/><field:fieldmark-end/><field:fieldmark-start text:name="__Fieldmark__343_2961426810" field:type="ADDIN EN.CITE.DATA"/><text:span text:style-name="T4">[18]</text:span><field:fieldmark-end/><text:span text:style-name="T4">. The majority of TCGT should therefore experience oncogene induced DNA damage with DSB formation, however no evidence of a canonical DDR involving activation of ATM and phosphorylation of H2Ax is detectable. It is therefore likely that the DNA damage sensing mechanism is corrupted in TGCT.</text:span></text:p>
        <text:p text:style-name="P9"><text:span text:style-name="T4">The lack of this canonical DDR that usually represents a barrier for tumor progression could also explain the low frequency of mutations in </text:span><text:span text:style-name="T6">TP53</text:span><text:span text:style-name="T4"> and other repair associated genes observed in TGCT </text:span><field:fieldmark-start text:name="__Fieldmark__356_2961426810" field:type="ADDIN EN.CITE"/><field:fieldmark-end/><field:fieldmark-start text:name="__Fieldmark__361_2961426810" field:type="ADDIN EN.CITE.DATA"/><text:span text:style-name="T4">[21]</text:span><field:fieldmark-end/><text:span text:style-name="T4">. p53 response in turn is highly active in TGCT cells </text:span><field:fieldmark-start text:name="__Fieldmark__366_2961426810" field:type="ADDIN EN.CITE"/><field:fieldmark-end/><field:fieldmark-start text:name="__Fieldmark__371_2961426810" field:type="ADDIN EN.CITE.DATA"/><text:span text:style-name="T4">[22,23]</text:span><field:fieldmark-end/><text:span text:style-name="T4">. This p53 hypersensitivity appears to be independent of active DNA damage signals, since depletion of ATM and ATR and DNA-PK does not prevent p53 accumulation suggesting that the p53 dependent apoptosis observed in TGCT does not require activation of canonical DDR </text:span><field:fieldmark-start text:name="__Fieldmark__376_2961426810" field:type="ADDIN EN.CITE"/><field:fieldmark-end/><field:fieldmark-start text:name="__Fieldmark__381_2961426810" field:type="ADDIN EN.CITE.DATA"/><text:span text:style-name="T4">[22]</text:span><field:fieldmark-end/><text:span text:style-name="T4">.</text:span></text:p>
        <text:p text:style-name="P9"><text:span text:style-name="T4">TGCT harbor major defect in DNA damage sensing and response but show an active p53 mediated apoptosis program (summarized in Figure 2). This generates an interesting scenario in which TGCT cells cannot repair DNA damage due to repair defects on multiple levels but show hyperactive apoptosis. These features appear to be intrinsic to testicular germ cell tumor precursor lesions and invasive tumors and are likely reflecting a linage specific program. There is evidence that TGCT and IGCNUs originate from primordial germ cells and gonocytes </text:span><field:fieldmark-start text:name="__Fieldmark__392_2961426810" field:type="ADDIN EN.CITE &lt;EndNote&gt;&lt;Cite&gt;&lt;Author&gt;Gilbert&lt;/Author&gt;&lt;Year&gt;2011&lt;/Year&gt;&lt;RecNum&gt;24&lt;/RecNum&gt;&lt;DisplayText&gt;[24]&lt;/DisplayText&gt;&lt;record&gt;&lt;source-app name=&quot;EndNote&quot; version=&quot;14.0&quot;&gt;EndNote&lt;/source-app&gt;&lt;rec-number&gt;24&lt;/rec-number&gt;&lt;ref-type name=&quot;Journal Article&quot;&gt;17&lt;/ref-type&gt;&lt;contributors&gt;&lt;authors&gt;&lt;author&gt;&lt;style face=&quot;normal&quot; font=&quot;default&quot; size=&quot;100%&quot;&gt;Gilbert, D.&lt;/style&gt;&lt;/author&gt;&lt;author&gt;&lt;style face=&quot;normal&quot; font=&quot;default&quot; size=&quot;100%&quot;&gt;Rapley, E.&lt;/style&gt;&lt;/author&gt;&lt;author&gt;&lt;style face=&quot;normal&quot; font=&quot;default&quot; size=&quot;100%&quot;&gt;Shipley, J.&lt;/style&gt;&lt;/author&gt;&lt;/authors&gt;&lt;/contributors&gt;&lt;auth-address&gt;&lt;style face=&quot;normal&quot; font=&quot;default&quot; size=&quot;100%&quot;&gt;Sussex Cancer Centre, Royal Sussex County Hospital, Eastern Road, Brighton BN2 5BE, East Sussex, UK.&lt;/style&gt;&lt;/auth-address&gt;&lt;titles&gt;&lt;title&gt;&lt;style face=&quot;normal&quot; font=&quot;default&quot; size=&quot;100%&quot;&gt;Testicular germ cell tumours: predisposition genes and the male germ cell niche&lt;/style&gt;&lt;/title&gt;&lt;secondary-title&gt;&lt;style face=&quot;normal&quot; font=&quot;default&quot; size=&quot;100%&quot;&gt;Nat Rev Cancer&lt;/style&gt;&lt;/secondary-title&gt;&lt;/titles&gt;&lt;pages&gt;&lt;style face=&quot;normal&quot; font=&quot;default&quot; size=&quot;100%&quot;&gt;278-88&lt;/style&gt;&lt;/pages&gt;&lt;volume&gt;&lt;style face=&quot;normal&quot; font=&quot;default&quot; size=&quot;100%&quot;&gt;11&lt;/style&gt;&lt;/volume&gt;&lt;number&gt;&lt;style face=&quot;normal&quot; font=&quot;default&quot; size=&quot;100%&quot;&gt;4&lt;/style&gt;&lt;/number&gt;&lt;dates&gt;&lt;year&gt;&lt;style face=&quot;normal&quot; font=&quot;default&quot; size=&quot;100%&quot;&gt;2011&lt;/style&gt;&lt;/year&gt;&lt;pub-dates&gt;&lt;date&gt;&lt;style face=&quot;normal&quot; font=&quot;default&quot; size=&quot;100%&quot;&gt;Apr&lt;/style&gt;&lt;/date&gt;&lt;/pub-dates&gt;&lt;/dates&gt;&lt;accession-num&gt;&lt;style face=&quot;normal&quot; font=&quot;default&quot; size=&quot;100%&quot;&gt;21412254&lt;/style&gt;&lt;/accession-num&gt;&lt;urls&gt;&lt;related-urls&gt;&lt;url&gt;&lt;style face=&quot;normal&quot; font=&quot;default&quot; size=&quot;100%&quot;&gt;http://www.ncbi.nlm.nih.gov/entrez/query.fcgi?cmd=Retrieve&amp;amp;db=PubMed&amp;amp;dopt=Citation&amp;amp;list_uids=21412254&lt;/style&gt;&lt;/url&gt;&lt;/related-urls&gt;&lt;/urls&gt;&lt;/record&gt;&lt;/Cite&gt;&lt;/EndNote&gt;"/><text:span text:style-name="T4">[24]</text:span><field:fieldmark-end/><text:span text:style-name="T4">. It is worth noting that spermatogenesis, the physiological maturation and differentiation from a primordial germ cell to a mature sperm is characterized by a high frequency of apoptosis </text:span><field:fieldmark-start text:name="__Fieldmark__399_2961426810" field:type="ADDIN EN.CITE &lt;EndNote&gt;&lt;Cite&gt;&lt;Author&gt;Tripathi&lt;/Author&gt;&lt;Year&gt;2009&lt;/Year&gt;&lt;RecNum&gt;25&lt;/RecNum&gt;&lt;DisplayText&gt;[25]&lt;/DisplayText&gt;&lt;record&gt;&lt;source-app name=&quot;EndNote&quot; version=&quot;14.0&quot;&gt;EndNote&lt;/source-app&gt;&lt;rec-number&gt;25&lt;/rec-number&gt;&lt;ref-type name=&quot;Journal Article&quot;&gt;17&lt;/ref-type&gt;&lt;contributors&gt;&lt;authors&gt;&lt;author&gt;&lt;style face=&quot;normal&quot; font=&quot;default&quot; size=&quot;100%&quot;&gt;Tripathi, R.&lt;/style&gt;&lt;/author&gt;&lt;author&gt;&lt;style face=&quot;normal&quot; font=&quot;default&quot; size=&quot;100%&quot;&gt;Mishra, D. P.&lt;/style&gt;&lt;/author&gt;&lt;author&gt;&lt;style face=&quot;normal&quot; font=&quot;default&quot; size=&quot;100%&quot;&gt;Shaha, C.&lt;/style&gt;&lt;/author&gt;&lt;/authors&gt;&lt;/contributors&gt;&lt;auth-address&gt;&lt;style face=&quot;normal&quot; font=&quot;default&quot; size=&quot;100%&quot;&gt;Cell Death and Differentiation Research Laboratory, National Institute of Immunology, New Delhi, India.&lt;/style&gt;&lt;/auth-address&gt;&lt;titles&gt;&lt;title&gt;&lt;style face=&quot;normal&quot; font=&quot;default&quot; size=&quot;100%&quot;&gt;Male germ cell development: turning on the apoptotic pathways&lt;/style&gt;&lt;/title&gt;&lt;secondary-title&gt;&lt;style face=&quot;normal&quot; font=&quot;default&quot; size=&quot;100%&quot;&gt;J Reprod Immunol&lt;/style&gt;&lt;/secondary-title&gt;&lt;/titles&gt;&lt;pages&gt;&lt;style face=&quot;normal&quot; font=&quot;default&quot; size=&quot;100%&quot;&gt;31-5&lt;/style&gt;&lt;/pages&gt;&lt;volume&gt;&lt;style face=&quot;normal&quot; font=&quot;default&quot; size=&quot;100%&quot;&gt;83&lt;/style&gt;&lt;/volume&gt;&lt;number&gt;&lt;style face=&quot;normal&quot; font=&quot;default&quot; size=&quot;100%&quot;&gt;1-2&lt;/style&gt;&lt;/number&gt;&lt;dates&gt;&lt;year&gt;&lt;style face=&quot;normal&quot; font=&quot;default&quot; size=&quot;100%&quot;&gt;2009&lt;/style&gt;&lt;/year&gt;&lt;pub-dates&gt;&lt;date&gt;&lt;style face=&quot;normal&quot; font=&quot;default&quot; size=&quot;100%&quot;&gt;Dec&lt;/style&gt;&lt;/date&gt;&lt;/pub-dates&gt;&lt;/dates&gt;&lt;accession-num&gt;&lt;style face=&quot;normal&quot; font=&quot;default&quot; size=&quot;100%&quot;&gt;19889463&lt;/style&gt;&lt;/accession-num&gt;&lt;urls&gt;&lt;related-urls&gt;&lt;url&gt;&lt;style face=&quot;normal&quot; font=&quot;default&quot; size=&quot;100%&quot;&gt;http://www.ncbi.nlm.nih.gov/entrez/query.fcgi?cmd=Retrieve&amp;amp;db=PubMed&amp;amp;dopt=Citation&amp;amp;list_uids=19889463&lt;/style&gt;&lt;/url&gt;&lt;/related-urls&gt;&lt;/urls&gt;&lt;/record&gt;&lt;/Cite&gt;&lt;/EndNote&gt;"/><text:span text:style-name="T4">[25]</text:span><field:fieldmark-end/><text:span text:style-name="T4">. In the primordial germ cell niche, cells that are unfit due to genomic injuries are eliminated by apoptosis rather than subjected to extensive DNA repair. </text:span></text:p>
        <text:p text:style-name="P16">Taken together TGCTs appear to harbor multiple deficiencies in detecting and repairing DNA injuries as compared to other cancer types. These differences in DDR together with an intrinsic proapoptotic behavior could likely be responsible for the high chemo- and radiosensitivity observed in these TGCT. </text:p>
        <text:p text:style-name="P9"><text:span text:style-name="T4">The question remains, how these potential vulnerabilities in DDR can be exploited for the treatment of other, more therapy refractory tumors? Since most other solid tumors appear to have a functional and active DNA repair system, which reduces chemosensititvity, a targeted inhibition of key players in this system could theoretically result in chemosensitization and eventually elimination of the tumor. PARP1, a protein involved in base excision repair as wells as DSB repair, has therefore been in the focus of drug development and several highly specific inhibitors were recently described </text:span><field:fieldmark-start text:name="__Fieldmark__414_2961426810" field:type="ADDIN EN.CITE &lt;EndNote&gt;&lt;Cite&gt;&lt;Author&gt;Rouleau&lt;/Author&gt;&lt;Year&gt;2011&lt;/Year&gt;&lt;RecNum&gt;28&lt;/RecNum&gt;&lt;DisplayText&gt;[26]&lt;/DisplayText&gt;&lt;record&gt;&lt;source-app name=&quot;EndNote&quot; version=&quot;14.0&quot;&gt;EndNote&lt;/source-app&gt;&lt;rec-number&gt;28&lt;/rec-number&gt;&lt;ref-type name=&quot;Journal Article&quot;&gt;17&lt;/ref-type&gt;&lt;contributors&gt;&lt;authors&gt;&lt;author&gt;&lt;style face=&quot;normal&quot; font=&quot;default&quot; size=&quot;100%&quot;&gt;Rouleau, M.&lt;/style&gt;&lt;/author&gt;&lt;author&gt;&lt;style face=&quot;normal&quot; font=&quot;default&quot; size=&quot;100%&quot;&gt;Patel, A.&lt;/style&gt;&lt;/author&gt;&lt;author&gt;&lt;style face=&quot;normal&quot; font=&quot;default&quot; size=&quot;100%&quot;&gt;Hendzel, M. J.&lt;/style&gt;&lt;/author&gt;&lt;author&gt;&lt;style face=&quot;normal&quot; font=&quot;default&quot; size=&quot;100%&quot;&gt;Kaufmann, S. H.&lt;/style&gt;&lt;/author&gt;&lt;author&gt;&lt;style face=&quot;normal&quot; font=&quot;default&quot; size=&quot;100%&quot;&gt;Poirier, G. G.&lt;/style&gt;&lt;/author&gt;&lt;/authors&gt;&lt;/contributors&gt;&lt;auth-address&gt;&lt;style face=&quot;normal&quot; font=&quot;default&quot; size=&quot;100%&quot;&gt;Laval University Medical Research Center, Laval University, Quebec, Canada.&lt;/style&gt;&lt;/auth-address&gt;&lt;titles&gt;&lt;title&gt;&lt;style face=&quot;normal&quot; font=&quot;default&quot; size=&quot;100%&quot;&gt;PARP inhibition: PARP1 and beyond&lt;/style&gt;&lt;/title&gt;&lt;secondary-title&gt;&lt;style face=&quot;normal&quot; font=&quot;default&quot; size=&quot;100%&quot;&gt;Nat Rev Cancer&lt;/style&gt;&lt;/secondary-title&gt;&lt;/titles&gt;&lt;pages&gt;&lt;style face=&quot;normal&quot; font=&quot;default&quot; size=&quot;100%&quot;&gt;293-301&lt;/style&gt;&lt;/pages&gt;&lt;volume&gt;&lt;style face=&quot;normal&quot; font=&quot;default&quot; size=&quot;100%&quot;&gt;10&lt;/style&gt;&lt;/volume&gt;&lt;number&gt;&lt;style face=&quot;normal&quot; font=&quot;default&quot; size=&quot;100%&quot;&gt;4&lt;/style&gt;&lt;/number&gt;&lt;dates&gt;&lt;year&gt;&lt;style face=&quot;normal&quot; font=&quot;default&quot; size=&quot;100%&quot;&gt;2011&lt;/style&gt;&lt;/year&gt;&lt;pub-dates&gt;&lt;date&gt;&lt;style face=&quot;normal&quot; font=&quot;default&quot; size=&quot;100%&quot;&gt;Apr&lt;/style&gt;&lt;/date&gt;&lt;/pub-dates&gt;&lt;/dates&gt;&lt;accession-num&gt;&lt;style face=&quot;normal&quot; font=&quot;default&quot; size=&quot;100%&quot;&gt;20200537&lt;/style&gt;&lt;/accession-num&gt;&lt;urls&gt;&lt;related-urls&gt;&lt;url&gt;&lt;style face=&quot;normal&quot; font=&quot;default&quot; size=&quot;100%&quot;&gt;http://www.ncbi.nlm.nih.gov/entrez/query.fcgi?cmd=Retrieve&amp;amp;db=PubMed&amp;amp;dopt=Citation&amp;amp;list_uids=20200537&lt;/style&gt;&lt;/url&gt;&lt;/related-urls&gt;&lt;/urls&gt;&lt;/record&gt;&lt;/Cite&gt;&lt;/EndNote&gt;"/><text:span text:style-name="T4">[26]</text:span><field:fieldmark-end/><text:span text:style-name="T4"> with the idea that PARP inhibition in combination with DNA damaging agents could increase cytotoxicity. Indeed, in several preclinical models PARP inhibition together with cisplatin, carboplatin, and cyclophosphamide, caused regression of established tumors, whereas comparable doses of cytotoxic agents alone only exhibit modest growth inhibition </text:span><field:fieldmark-start text:name="__Fieldmark__419_2961426810" field:type="ADDIN EN.CITE"/><field:fieldmark-end/><field:fieldmark-start text:name="__Fieldmark__424_2961426810" field:type="ADDIN EN.CITE.DATA"/><text:span text:style-name="T4">[27]</text:span><field:fieldmark-end/><text:span text:style-name="T4">. In early clinical studies a combination of PARP inhibition together with the alkylating chemotherapeutic temozolomide was well tolerated and exhibited clinical activity in patients with metastatic cancers </text:span><field:fieldmark-start text:name="__Fieldmark__429_2961426810" field:type="ADDIN EN.CITE"/><field:fieldmark-end/><field:fieldmark-start text:name="__Fieldmark__434_2961426810" field:type="ADDIN EN.CITE.DATA"/><text:span text:style-name="T4">[28-30]</text:span><field:fieldmark-end/><text:span text:style-name="T4">. However, the combination of a systemic inhibition of DNA repair coupled with conventional systemic chemotherapy is associated with a high risk of systemic toxicity limiting dose escalation and potential wide spread clinical use. </text:span></text:p>
        <text:p text:style-name="P9"><text:span text:style-name="T4">Very elegant preclinical studies revealed that cancer cells harboring mutations in </text:span><text:span text:style-name="T6">BRCA1</text:span><text:span text:style-name="T4"> and </text:span><text:span text:style-name="T6">BRCA2 </text:span><text:span text:style-name="T4">are highly sensitive to PARP inhibition. These findings suggest that the complex DNA repair system represents a </text:span><text:bookmark-start text:name="_GoBack"/><text:span text:style-name="T4">druggable</text:span><text:bookmark-end text:name="_GoBack"/><text:span text:style-name="T4"> vulnerability in cancer cells </text:span><field:fieldmark-start text:name="__Fieldmark__458_2961426810" field:type="ADDIN EN.CITE"/><field:fieldmark-end/><field:fieldmark-start text:name="__Fieldmark__463_2961426810" field:type="ADDIN EN.CITE.DATA"/><text:span text:style-name="T4">[31]</text:span><field:fieldmark-end/><text:span text:style-name="T4">. <text:s/>The demonstration of single-agent antitumor activity of PARP inhibitors in BRCA1 and BRCA2 mutation carriers with advanced cancers provides strong evidence for the clinical application of this approach </text:span><field:fieldmark-start text:name="__Fieldmark__468_2961426810" field:type="ADDIN EN.CITE"/><field:fieldmark-end/><field:fieldmark-start text:name="__Fieldmark__473_2961426810" field:type="ADDIN EN.CITE.DATA"/><text:span text:style-name="T4">[32,33]</text:span><field:fieldmark-end/><text:span text:style-name="T4">. Furthermore, the tumor specific delivery of shRNAs targeting key component of the DNA repair cascade such as DNA-PK represents a highly interesting approach to increase radio- and chemosensitivity in cancer cells. Indeed, in an elegant proof of principle study Ni et al. </text:span><text:soft-page-break/><text:span text:style-name="T4">demonstrated the feasibility of this approach in a murine xenograft model, which might be readily translatable in clinical trials [35].</text:span></text:p>
        <text:p text:style-name="P16">These results illustrate how different pathways cooperate to repair DNA damage, and suggest that the targeted inhibition of particular DNA repair pathways may allow the design of specific and less toxic therapies for cancer. With multiple novel, highly potent inhibitory approaches for different DNA repair enzymes available, it might just be a matter of time until cancer type specific vulnerabilities in DDR are translated into clinical success stories.</text:p>
        <text:p text:style-name="P7"/>
        <text:h text:style-name="Heading_20_2" text:outline-level="2">Acknowledgements</text:h>
        <text:p text:style-name="P10">The authors would like to thank Dr. Alan Meeker, Dr. Donald S. Coffey and Dr. George Netto for stimulating discussions and helpful comments. </text:p>
      </text:section>
      <text:h text:style-name="Heading_20_2" text:outline-level="2"><text:soft-page-break/>References</text:h>
      <text:list xml:id="list2788356936" text:style-name="WWNum1">
        <text:list-item>
          <text:p text:style-name="P17">Haber DA, Gray NS, Baselga J. The evolving war on cancer. Cell 2011;145:19-24.</text:p>
        </text:list-item>
        <text:list-item>
          <text:p text:style-name="P17">Horwich A, Shipley J, Huddart R. Testicular germ-cell cancer. Lancet 2006;367:754-65.</text:p>
        </text:list-item>
        <text:list-item>
          <text:p text:style-name="P17">Einhorn LH. Curing metastatic testicular cancer. Proc Natl Acad Sci U S A 2002;99:4592-5.</text:p>
        </text:list-item>
        <text:list-item>
          <text:p text:style-name="P17">Barringer BS, Stewart FW, Spies JW. Testicular Neoplasms: The Relation between the Pathologic Histology, Clinical Course, and Reaction to Irradiation in Testicular Neoplasms. Ann Surg 1930;91(1):115-22.</text:p>
        </text:list-item>
        <text:list-item>
          <text:p text:style-name="P17">Li MC, Whitmore WF, Jr., Golbey R, Grabstald H. Effects of combined drug therapy on metastatic cancer of the testis. Jama 1960;174:1291-9.</text:p>
        </text:list-item>
        <text:list-item>
          <text:p text:style-name="P17">Drasga RE, Einhorn LH, Williams SD. The chemotherapy of testicular cancer. CA Cancer J Clin 1982;32:66-77.</text:p>
        </text:list-item>
        <text:list-item>
          <text:p text:style-name="P17">Masters JR, Osborne EJ, Walker MC, Parris CN. Hypersensitivity of human testis-tumour cell lines to chemotherapeutic drugs. Int J Cancer 1993;53:340-6.</text:p>
        </text:list-item>
        <text:list-item>
          <text:p text:style-name="P17">Walker MC, Parris CN, Masters JR. Differential sensitivities of human testicular and bladder tumor cell lines to chemotherapeutic drugs. J Natl Cancer Inst 1987;79:213-6.</text:p>
        </text:list-item>
        <text:list-item>
          <text:p text:style-name="P17">Welsh C, Day R, McGurk C, Masters JR, Wood RD, Koberle B. Reduced levels of XPA, ERCC1 and XPF DNA repair proteins in testis tumor cell lines. Int J Cancer 2004;110:352-61.</text:p>
        </text:list-item>
        <text:list-item>
          <text:p text:style-name="P17">Usanova S, Piee-Staffa A, Sied U, et al. Cisplatin sensitivity of testis tumour cells is due to deficiency in interstrand-crosslink repair and low ERCC1-XPF expression. Mol Cancer 2011;9:248.</text:p>
        </text:list-item>
        <text:list-item>
          <text:p text:style-name="P17"><text:span text:style-name="T8">Cortes Ledesma F, El Khamisy SF, Zuma MC, Osborn K, Caldecott KW. </text:span>A human 5'-tyrosyl DNA phosphodiesterase that repairs topoisomerase-mediated DNA d<text:tab/>amage. Nature 2009;461:674-8.</text:p>
        </text:list-item>
        <text:list-item>
          <text:p text:style-name="P17"><text:span text:style-name="T8">Zeng Z, Cortes-Ledesma F, El Khamisy SF, Caldecott KW. </text:span>TDP2/TTRAP is the major 5'-tyrosyl DNA phosphodiesterase activity in vertebrate cells and is critical for cellular resistance to topoisomerase II-induced DNA damage. J Biol Chem;286:403-9.</text:p>
        </text:list-item>
        <text:list-item>
          <text:p text:style-name="P17">Gorgoulis VG, Vassiliou LV, Karakaidos P, et al. Activation of the DNA damage checkpoint and genomic instability in human precancerous lesions. Nature 2005;434:907-13.</text:p>
        </text:list-item>
        <text:list-item>
          <text:p text:style-name="P17"><text:span text:style-name="T8">Bartkova J, Horejsi Z, Koed K, et al. </text:span>DNA damage response as a candidate anti-cancer barrier in early human tumorigenesis. Nature 2005;434:864-70.</text:p>
        </text:list-item>
        <text:list-item>
          <text:p text:style-name="P17">Bartkova J, Bakkenist CJ, Rajpert-De Meyts E, et al. ATM activation in normal human tissues and testicular cancer. Cell Cycle 2005;4:838-45.</text:p>
        </text:list-item>
        <text:list-item>
          <text:p text:style-name="P17">Cheng L, Sung MT, Cossu-Rocca P, et al. OCT4: biological functions and clinical applications as a marker of germ cell neoplasia. J Pathol 2007;211:1-9.</text:p>
        </text:list-item>
        <text:list-item>
          <text:p text:style-name="P17">Meyer-Ficca ML, Lonchar JD, Ihara M, Meistrich ML, Austin CA, Meyer RG. Poly(ADP-ribose) polymerases PARP1 and PARP2 modulate topoisomerase II beta (TOP2B) function during chromatin condensation in mouse spermiogenesis. Biol Reprod 2011;84:900-9.</text:p>
        </text:list-item>
        <text:list-item>
          <text:p text:style-name="P17">Bester AC, Roniger M, Oren YS, et al. Nucleotide deficiency promotes genomic instability in early stages of cancer development. Cell 2010;145:435-46.</text:p>
        </text:list-item>
        <text:list-item>
          <text:p text:style-name="P17">Halazonetis TD, Gorgoulis VG, Bartek J. An oncogene-induced DNA damage model for cancer development. Science 2008;319:1352-5.</text:p>
        </text:list-item>
        <text:list-item>
          <text:p text:style-name="P17"><text:span text:style-name="T8">Bartkova J, Lukas C, Sorensen CS, et al. </text:span>Deregulation of the RB pathway in human testicular germ cell tumours. J Pathol 2003;200:149-56.</text:p>
        </text:list-item>
        <text:list-item>
          <text:p text:style-name="P17">Heidenreich A, Schenkman NS, Sesterhenn IA, et al. Immunohistochemical and mutational analysis of the p53 tumour suppressor gene and the bcl-2 oncogene in primary testicular germ cell tumours. Apmis 1998;106:90-9; discussion 9-100.</text:p>
        </text:list-item>
        <text:list-item>
          <text:p text:style-name="P17">Gutekunst M, Oren M, Weilbacher A, et al. p53 hypersensitivity is the predominant mechanism of the unique responsiveness of testicular germ cell tumor (TGCT) cells to cisplatin. PLoS One 2011;6:e19198.</text:p>
        </text:list-item>
        <text:list-item>
          <text:p text:style-name="P17">Spierings DC, de Vries EG, Vellenga E, de Jong S. The attractive Achilles heel of germ cell tumours: an inherent sensitivity to apoptosis-inducing stimuli. J Pathol 2003;200:137-48.</text:p>
        </text:list-item>
        <text:list-item>
          <text:p text:style-name="P17">Gilbert D, Rapley E, Shipley J. Testicular germ cell tumours: predisposition genes and the male germ cell niche. Nat Rev Cancer 2011;11:278-88.</text:p>
        </text:list-item>
        <text:list-item>
          <text:p text:style-name="P17">Tripathi R, Mishra DP, Shaha C. Male germ cell development: turning on the apoptotic pathways. J Reprod Immunol 2009;83:31-5.</text:p>
        </text:list-item>
        <text:list-item>
          <text:p text:style-name="P17">Rouleau M, Patel A, Hendzel MJ, Kaufmann SH, Poirier GG. PARP inhibition: PARP1 and beyond. Nat Rev Cancer 2011;10:293-301.</text:p>
        </text:list-item>
        <text:list-item>
          <text:p text:style-name="P17">Donawho CK, Luo Y, Penning TD, et al. ABT-888, an orally active poly(ADP-ribose) polymerase inhibitor that potentiates DNA-damaging agents in preclinical tumor models. Clin Cancer Res 2007;13:2728-37.</text:p>
        </text:list-item>
        <text:list-item>
          <text:p text:style-name="P17"><text:soft-page-break/>Plummer R, Jones C, Middleton M, et al. Phase I study of the poly(ADP-ribose) polymerase inhibitor, AG014699, in combination with temozolomide in patients with advanced solid tumors. Clin Cancer Res 2008;14:7917-23.</text:p>
        </text:list-item>
        <text:list-item>
          <text:p text:style-name="P17">J Clin Oncol 29: 2011 (suppl; abstr 3502).</text:p>
        </text:list-item>
        <text:list-item>
          <text:p text:style-name="P17">J Clin Oncol 28:15s sa.</text:p>
        </text:list-item>
        <text:list-item>
          <text:p text:style-name="P17">Farmer H, McCabe N, Lord CJ, et al. Targeting the DNA repair defect in BRCA mutant cells as a therapeutic strategy. Nature 2005;434:917-21.</text:p>
        </text:list-item>
        <text:list-item>
          <text:p text:style-name="P17"><text:span text:style-name="T8">Yap TA, Sandhu SK, Carden CP, de Bono JS. </text:span>Poly(ADP-ribose) polymerase (PARP) inhibitors: Exploiting a synthetic lethal strategy in the clinic. CA Cancer J Clin 2011;61:31-49.</text:p>
        </text:list-item>
        <text:list-item>
          <text:p text:style-name="P17">Fong PC, Boss DS, Yap TA, et al. Inhibition of poly(ADP-ribose) polymerase in tumors from BRCA mutation carriers. N Engl J Med 2009;361:123-34.</text:p>
        </text:list-item>
        <text:list-item>
          <text:p text:style-name="P17">Su AI, Wiltshire T, Batalov S, et al. A gene atlas of the mouse and human protein-encoding transcriptomes. Proc Natl Acad Sci U S A 2004;101(16):6062-7.</text:p>
        </text:list-item>
        <text:list-item>
          <text:p text:style-name="P17">Ni X, Zhang Y, Ribas J, Chowdhury WH, Castanares M, Zhang Z, Laiho M, DeWeese TL, Lupold SE. Prostate-targeted radiosensitization via aptamer-shRNA chimeras in human tumor xenografts. J Clin Invest 2011;121:2383-90.</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mbria" svg:font-family="Cambria"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uppercase" style:font-name="FreeSans" fo:font-family="FreeSans" style:font-family-generic="swiss" style:font-pitch="variable" fo:font-size="14pt" fo:font-weight="normal" style:font-size-asian="14pt" style:font-weight-asian="normal" style:font-size-complex="14pt" style:font-weight-complex="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1a02c" officeooo:paragraph-rsid="0001a02c" style:font-size-asian="10pt" style:font-size-complex="10pt"/>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v UN Med 2012 1(1): 67-7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Haffner</meta:initial-creator>
    <dc:creator>Alcides Chaux</dc:creator>
    <meta:editing-cycles>32</meta:editing-cycles>
    <meta:print-date>2011-11-01T23:40:00</meta:print-date>
    <meta:creation-date>2012-03-05T16:29:00</meta:creation-date>
    <dc:date>2017-12-14T12:02:26.736061487</dc:date>
    <meta:editing-duration>PT22H42M53S</meta:editing-duration>
    <meta:generator>LibreOffice/5.4.2.2$Linux_X86_64 LibreOffice_project/40m0$Build-2</meta:generator>
    <meta:document-statistic meta:table-count="0" meta:image-count="0" meta:object-count="0" meta:page-count="6" meta:paragraph-count="64" meta:word-count="3499" meta:character-count="22081" meta:non-whitespace-character-count="18799"/>
    <meta:user-defined meta:name="AppVersion">12.0000</meta:user-defined>
    <meta:user-defined meta:name="Company">mich.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